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86cm"/>
    </style:style>
    <style:style style:name="co2" style:family="table-column">
      <style:table-column-properties fo:break-before="auto" style:column-width="18.131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ctividad_economic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digo</text:p>
          </table:table-cell>
          <table:table-cell office:value-type="string">
            <text:p>actividad_economica</text:p>
          </table:table-cell>
          <table:table-cell office:value-type="string">
            <text:p>afecta_iva</text:p>
          </table:table-cell>
          <table:table-cell office:value-type="string">
            <text:p>categoria</text:p>
          </table:table-cell>
        </table:table-row>
        <table:table-row table:style-name="ro1">
          <table:table-cell office:value-type="float" office:value="11111">
            <text:p>11111</text:p>
          </table:table-cell>
          <table:table-cell office:value-type="string">
            <text:p>CULTIVO DE TRIG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12">
            <text:p>11112</text:p>
          </table:table-cell>
          <table:table-cell office:value-type="string">
            <text:p>CULTIVO DE MAIZ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13">
            <text:p>11113</text:p>
          </table:table-cell>
          <table:table-cell office:value-type="string">
            <text:p>CULTIVO DE AVEN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14">
            <text:p>11114</text:p>
          </table:table-cell>
          <table:table-cell office:value-type="string">
            <text:p>CULTIVO DE ARROZ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15">
            <text:p>11115</text:p>
          </table:table-cell>
          <table:table-cell office:value-type="string">
            <text:p>CULTIVO DE CEBAD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19">
            <text:p>11119</text:p>
          </table:table-cell>
          <table:table-cell office:value-type="string">
            <text:p>CULTIVO DE OTROS CERE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21">
            <text:p>11121</text:p>
          </table:table-cell>
          <table:table-cell office:value-type="string">
            <text:p>CULTIVO FORRAJEROS EN PRADERAS NATUR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22">
            <text:p>11122</text:p>
          </table:table-cell>
          <table:table-cell office:value-type="string">
            <text:p>CULTIVO FORRAJEROS EN PRADERAS MEJORADAS O SEMBRAD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31">
            <text:p>11131</text:p>
          </table:table-cell>
          <table:table-cell office:value-type="string">
            <text:p>CULTIVO DE POROTOS O FRIJ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32">
            <text:p>11132</text:p>
          </table:table-cell>
          <table:table-cell office:value-type="string">
            <text:p>CULTIVO, PRODUCCIÓN DE LUPIN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39">
            <text:p>11139</text:p>
          </table:table-cell>
          <table:table-cell office:value-type="string">
            <text:p>CULTIVO DE OTRAS LEGUMB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41">
            <text:p>11141</text:p>
          </table:table-cell>
          <table:table-cell office:value-type="string">
            <text:p>CULTIVO DE PAP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42">
            <text:p>11142</text:p>
          </table:table-cell>
          <table:table-cell office:value-type="string">
            <text:p>CULTIVO DE CAMOTES O BATAT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49">
            <text:p>11149</text:p>
          </table:table-cell>
          <table:table-cell office:value-type="string">
            <text:p>CULTIVO DE OTROS TUBÉRCULOS N.C.P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51">
            <text:p>11151</text:p>
          </table:table-cell>
          <table:table-cell office:value-type="string">
            <text:p>CULTIVO DE RAP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52">
            <text:p>11152</text:p>
          </table:table-cell>
          <table:table-cell office:value-type="string">
            <text:p>CULTIVO DE MARAVILL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59">
            <text:p>11159</text:p>
          </table:table-cell>
          <table:table-cell office:value-type="string">
            <text:p>CULTIVO DE OTRAS OLEAGINOSA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60">
            <text:p>11160</text:p>
          </table:table-cell>
          <table:table-cell office:value-type="string">
            <text:p>PRODUCCIÓN DE SEMILLAS DE CEREALES, LEGUMBRES, OLEAGINOS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91">
            <text:p>11191</text:p>
          </table:table-cell>
          <table:table-cell office:value-type="string">
            <text:p>CULTIVO DE REMOLACH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92">
            <text:p>11192</text:p>
          </table:table-cell>
          <table:table-cell office:value-type="string">
            <text:p>CULTIVO DE TABAC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93">
            <text:p>11193</text:p>
          </table:table-cell>
          <table:table-cell office:value-type="string">
            <text:p>CULTIVO DE FIBRAS VEGETALES INDUSTRI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94">
            <text:p>11194</text:p>
          </table:table-cell>
          <table:table-cell office:value-type="string">
            <text:p>CULTIVO DE PLANTAS AROMÁTICAS O MEDICIN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99">
            <text:p>11199</text:p>
          </table:table-cell>
          <table:table-cell office:value-type="string">
            <text:p>OTROS CULTIVO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211">
            <text:p>11211</text:p>
          </table:table-cell>
          <table:table-cell office:value-type="string">
            <text:p>CULTIVO TRADICIONAL DE HORTALIZAS FRESC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212">
            <text:p>11212</text:p>
          </table:table-cell>
          <table:table-cell office:value-type="string">
            <text:p>CULTIVO DE HORTALIZAS EN INVERNADEROS Y CULTIVOS HIDROPON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213">
            <text:p>11213</text:p>
          </table:table-cell>
          <table:table-cell office:value-type="string">
            <text:p>CULTIVO ORGÁNICO DE HORTALIZ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220">
            <text:p>11220</text:p>
          </table:table-cell>
          <table:table-cell office:value-type="string">
            <text:p>CULTIVO DE PLANTAS VIVAS Y PRODUCTOS DE LA FLORICULTUR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230">
            <text:p>11230</text:p>
          </table:table-cell>
          <table:table-cell office:value-type="string">
            <text:p>PRODUCCIÓN DE SEMILLAS DE FLORES, PRADOS, FRUTAS Y HORTALIZ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240">
            <text:p>11240</text:p>
          </table:table-cell>
          <table:table-cell office:value-type="string">
            <text:p>PRODUCCIÓN EN VIVEROS; EXCEPTO ESPECIES FOREST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250">
            <text:p>11250</text:p>
          </table:table-cell>
          <table:table-cell office:value-type="string">
            <text:p>CULTIVO Y RECOLECCIÓN DE HONGOS, TRUFAS Y SAVIA; PRODUCCIÓN DE JARABE DE ARCE DE AZÚCAR Y AZÚC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311">
            <text:p>11311</text:p>
          </table:table-cell>
          <table:table-cell office:value-type="string">
            <text:p>CULTIVO DE UVA DESTINADA A PRODUCCIÓN DE PISCO Y AGUARDIENT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312">
            <text:p>11312</text:p>
          </table:table-cell>
          <table:table-cell office:value-type="string">
            <text:p>CULTIVO DE UVA DESTINADA A PRODUCCIÓN DE VIN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313">
            <text:p>11313</text:p>
          </table:table-cell>
          <table:table-cell office:value-type="string">
            <text:p>CULTIVO DE UVA DE MES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321">
            <text:p>11321</text:p>
          </table:table-cell>
          <table:table-cell office:value-type="string">
            <text:p>CULTIVO DE FRUTALES EN ÁRBOLES O ARBUSTOS CON CICLO DE VIDA MAYOR A UNA TEMPORAD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322">
            <text:p>11322</text:p>
          </table:table-cell>
          <table:table-cell office:value-type="string">
            <text:p>CULTIVO DE FRUTALES MENORES EN PLANTAS CON CICLO DE VIDA DE UNA TEMPORAD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330">
            <text:p>11330</text:p>
          </table:table-cell>
          <table:table-cell office:value-type="string">
            <text:p>CULTIVO DE PLANTAS CUYAS HOJAS O FRUTAS SE UTILIZAN PARA PREPARAR BEBID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340">
            <text:p>11340</text:p>
          </table:table-cell>
          <table:table-cell office:value-type="string">
            <text:p>CULTIVO DE ESPECI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111">
            <text:p>12111</text:p>
          </table:table-cell>
          <table:table-cell office:value-type="string">
            <text:p>CRÍA DE GANADO BOVINO PARA LA PRODUCCIÓN LECHER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112">
            <text:p>12112</text:p>
          </table:table-cell>
          <table:table-cell office:value-type="string">
            <text:p>CRÍA DE GANADO PARA PRODUCCIÓN DE CARNE, O COMO GANADO REPRODUCTO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120">
            <text:p>12120</text:p>
          </table:table-cell>
          <table:table-cell office:value-type="string">
            <text:p>CRÍA DE GANADO OVINO Y/O EXPLOTACIÓN LANER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130">
            <text:p>12130</text:p>
          </table:table-cell>
          <table:table-cell office:value-type="string">
            <text:p>CRÍA DE EQUINOS (CABALLARES, MULARES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210">
            <text:p>12210</text:p>
          </table:table-cell>
          <table:table-cell office:value-type="string">
            <text:p>CRÍA DE PORCIN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221">
            <text:p>12221</text:p>
          </table:table-cell>
          <table:table-cell office:value-type="string">
            <text:p>CRÍA DE AVES DE CORRAL PARA LA PRODUCCIÓN DE CARN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222">
            <text:p>12222</text:p>
          </table:table-cell>
          <table:table-cell office:value-type="string">
            <text:p>CRÍA DE AVES DE CORRAL PARA LA PRODUCCIÓN DE HUEV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223">
            <text:p>12223</text:p>
          </table:table-cell>
          <table:table-cell office:value-type="string">
            <text:p>CRÍA DE AVES FINAS O NO TRADICION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230">
            <text:p>12230</text:p>
          </table:table-cell>
          <table:table-cell office:value-type="string">
            <text:p>CRÍA DE ANIMALES DOMÉSTICOS; PERROS Y GAT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240">
            <text:p>12240</text:p>
          </table:table-cell>
          <table:table-cell office:value-type="string">
            <text:p>APICULTUR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250">
            <text:p>12250</text:p>
          </table:table-cell>
          <table:table-cell office:value-type="string">
            <text:p>RANICULTURA, HELICICULTURA U OTRA ACTIVIDAD CON ANIMALES MENORES O INSECT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290">
            <text:p>12290</text:p>
          </table:table-cell>
          <table:table-cell office:value-type="string">
            <text:p>OTRAS EXPLOTACIONES DE ANIMALES NO CLASIFICADOS EN OTRA PARTE, INCLUIDO SUS SUBPRODUCT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string">
            <text:p>EXPLOTACIÓN MIXT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011">
            <text:p>14011</text:p>
          </table:table-cell>
          <table:table-cell office:value-type="string">
            <text:p>SERVICIO DE CORTE Y ENFARDADO DE FORRAJ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012">
            <text:p>14012</text:p>
          </table:table-cell>
          <table:table-cell office:value-type="string">
            <text:p>SERVICIO DE RECOLECCIÓN, EMPACADO, TRILLA, DESCASCARAMIENTO Y DESGRANE; Y SIMILA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013">
            <text:p>14013</text:p>
          </table:table-cell>
          <table:table-cell office:value-type="string">
            <text:p>SERVICIO DE ROTURACIÓN SIEMBRA Y SIMILA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014">
            <text:p>14014</text:p>
          </table:table-cell>
          <table:table-cell office:value-type="string">
            <text:p>DESTRUCCIÓN DE PLAGAS; PULVERIZACIONES, FUMIGACIONES U OTR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015">
            <text:p>14015</text:p>
          </table:table-cell>
          <table:table-cell office:value-type="string">
            <text:p>COSECHA, PODA, AMARRE Y LABORES DE ADECUACIÓN DE LA PLANTA U OTR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019">
            <text:p>14019</text:p>
          </table:table-cell>
          <table:table-cell office:value-type="string">
            <text:p>OTROS SERVICIOS AGRÍCOLA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021">
            <text:p>14021</text:p>
          </table:table-cell>
          <table:table-cell office:value-type="string">
            <text:p>SERVICIOS DE ADIESTRAMIENTO, GUARDERÍA Y CUIDADOS DE MASCOTAS; EXCEPTO ACTIVIDADES VETERINARI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022">
            <text:p>14022</text:p>
          </table:table-cell>
          <table:table-cell office:value-type="string">
            <text:p>SERVICIOS GANADEROS, EXCEPTO ACTIVIDADES VETERINARI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010">
            <text:p>15010</text:p>
          </table:table-cell>
          <table:table-cell office:value-type="string">
            <text:p>CAZA DE MAMÍFEROS MARINOS; EXCEPTO BALLEN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090">
            <text:p>15090</text:p>
          </table:table-cell>
          <table:table-cell office:value-type="string">
            <text:p>CAZA ORDINARIA Y MEDIANTE TRAMPAS, Y ACTIVIDADES DE SERVICIOS CONEX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010">
            <text:p>20010</text:p>
          </table:table-cell>
          <table:table-cell office:value-type="string">
            <text:p>EXPLOTACIÓN DE BOSQU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020">
            <text:p>20020</text:p>
          </table:table-cell>
          <table:table-cell office:value-type="string">
            <text:p>RECOLECCIÓN DE PRODUCTOS FORESTALES SILVEST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030">
            <text:p>20030</text:p>
          </table:table-cell>
          <table:table-cell office:value-type="string">
            <text:p>EXPLOTACIÓN DE VIVEROS DE ESPECIES FOREST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041">
            <text:p>20041</text:p>
          </table:table-cell>
          <table:table-cell office:value-type="string">
            <text:p>SERVICIOS DE FORESTA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042">
            <text:p>20042</text:p>
          </table:table-cell>
          <table:table-cell office:value-type="string">
            <text:p>SERVICIOS DE CORTA DE MADER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043">
            <text:p>20043</text:p>
          </table:table-cell>
          <table:table-cell office:value-type="string">
            <text:p>SERVICIOS DE CONTROL DE INCENDIOS FOREST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049">
            <text:p>20049</text:p>
          </table:table-cell>
          <table:table-cell office:value-type="string">
            <text:p>OTRAS ACTIVIDADES DE SERVICIOS CONEXAS A LA SILVICULTURA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010">
            <text:p>51010</text:p>
          </table:table-cell>
          <table:table-cell office:value-type="string">
            <text:p>CULTIVO DE ESPECIES ACUÁTICAS EN CUERPO DE AGUA DULC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020">
            <text:p>51020</text:p>
          </table:table-cell>
          <table:table-cell office:value-type="string">
            <text:p>REPRODUCCIÓN Y CRIANZAS DE PECES MARIN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030">
            <text:p>51030</text:p>
          </table:table-cell>
          <table:table-cell office:value-type="string">
            <text:p>CULTIVO, REPRODUCCIÓN Y CRECIMIENTOS DE VEGETALES ACUÁT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040">
            <text:p>51040</text:p>
          </table:table-cell>
          <table:table-cell office:value-type="string">
            <text:p>REPRODUCCIÓN Y CRÍA DE MOLUSCOS Y CRUSTACEOS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090">
            <text:p>51090</text:p>
          </table:table-cell>
          <table:table-cell office:value-type="string">
            <text:p>SERVICIOS RELACIONADOS CON LA ACUICULTURA, NO INCLUYE SERVICIOS PROFESIONALES Y DE EXTRAC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010">
            <text:p>52010</text:p>
          </table:table-cell>
          <table:table-cell office:value-type="string">
            <text:p>PESCA INDUSTRI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020">
            <text:p>52020</text:p>
          </table:table-cell>
          <table:table-cell office:value-type="string">
            <text:p>ACTIVIDAD PESQUERA DE BARCOS FACTORÍ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030">
            <text:p>52030</text:p>
          </table:table-cell>
          <table:table-cell office:value-type="string">
            <text:p>PESCA ARTESANAL. EXTRACCIÓN DE RECURSOS ACUÁTICOS EN GENERAL; INCLUYE BALLEN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040">
            <text:p>52040</text:p>
          </table:table-cell>
          <table:table-cell office:value-type="string">
            <text:p>RECOLECCIÓN DE PRODUCTOS MARINOS, COMO PERLAS NATURALES, ESPONJAS, CORALES Y ALGAS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050">
            <text:p>52050</text:p>
          </table:table-cell>
          <table:table-cell office:value-type="string">
            <text:p>SERVICIOS RELACIONADOS CON LA PESCA, NO INCLUYE SERVICIOS PROFESION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string">
            <text:p>EXTRACCIÓN, AGLOMERACIÓN DE CARBÓN DE PIEDRA, LIGNITO Y TURB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1000">
            <text:p>111000</text:p>
          </table:table-cell>
          <table:table-cell office:value-type="string">
            <text:p>EXTRACCIÓN DE PETRÓLEO CRUDO Y GAS NATUR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2000">
            <text:p>112000</text:p>
          </table:table-cell>
          <table:table-cell office:value-type="string">
            <text:p>ACTIVIDADES DE SERVICIOS RELACIONADAS CON LA EXTRACCIÓN DE PETRÓLEO Y G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string">
            <text:p>EXTRACCIÓN DE MINERALES DE URANIO Y TORI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1000">
            <text:p>131000</text:p>
          </table:table-cell>
          <table:table-cell office:value-type="string">
            <text:p>EXTRACCIÓN DE MINERALES DE HIERR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2010">
            <text:p>132010</text:p>
          </table:table-cell>
          <table:table-cell office:value-type="string">
            <text:p>EXTRACCIÓN DE ORO Y PLAT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2020">
            <text:p>132020</text:p>
          </table:table-cell>
          <table:table-cell office:value-type="string">
            <text:p>EXTRACCIÓN DE ZINC Y PLOM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2030">
            <text:p>132030</text:p>
          </table:table-cell>
          <table:table-cell office:value-type="string">
            <text:p>EXTRACCIÓN DE MANGANES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2090">
            <text:p>132090</text:p>
          </table:table-cell>
          <table:table-cell office:value-type="string">
            <text:p>EXTRACCIÓN DE OTROS MINERALES METALÍFERO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3000">
            <text:p>133000</text:p>
          </table:table-cell>
          <table:table-cell office:value-type="string">
            <text:p>EXTRACCIÓN DE COBR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1000">
            <text:p>141000</text:p>
          </table:table-cell>
          <table:table-cell office:value-type="string">
            <text:p>EXTRACCIÓN DE PIEDRA, ARENA Y ARCILL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2100">
            <text:p>142100</text:p>
          </table:table-cell>
          <table:table-cell office:value-type="string">
            <text:p>EXTRACCIÓN DE NITRATOS Y YOD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2200">
            <text:p>142200</text:p>
          </table:table-cell>
          <table:table-cell office:value-type="string">
            <text:p>EXTRACCIÓN DE S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2300">
            <text:p>142300</text:p>
          </table:table-cell>
          <table:table-cell office:value-type="string">
            <text:p>EXTRACCIÓN DE LITIO Y CLORUROS, EXCEPTO S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2900">
            <text:p>142900</text:p>
          </table:table-cell>
          <table:table-cell office:value-type="string">
            <text:p>EXPLOTACIÓN DE OTRAS MINAS Y CANTERA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1110">
            <text:p>151110</text:p>
          </table:table-cell>
          <table:table-cell office:value-type="string">
            <text:p>PRODUCCIÓN, PROCESAMIENTO DE CARNES ROJAS Y PRODUCTOS CÁRN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1120">
            <text:p>151120</text:p>
          </table:table-cell>
          <table:table-cell office:value-type="string">
            <text:p>CONSERVACIÓN DE CARNES ROJAS (FRIGORÍFICOS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1130">
            <text:p>151130</text:p>
          </table:table-cell>
          <table:table-cell office:value-type="string">
            <text:p>PRODUCCIÓN, PROCESAMIENTO Y CONSERVACIÓN DE CARNES DE AVE Y OTRAS CARNES DISTINTAS A LAS ROJ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1140">
            <text:p>151140</text:p>
          </table:table-cell>
          <table:table-cell office:value-type="string">
            <text:p>ELABORACIÓN DE CECINAS, EMBUTIDOS Y CARNES EN CONSERVA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1210">
            <text:p>151210</text:p>
          </table:table-cell>
          <table:table-cell office:value-type="string">
            <text:p>PRODUCCIÓN DE HARINA DE PESCAD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1221">
            <text:p>151221</text:p>
          </table:table-cell>
          <table:table-cell office:value-type="string">
            <text:p>FABRICACIÓN DE PRODUCTOS ENLATADOS DE PESCADO Y MARIS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1222">
            <text:p>151222</text:p>
          </table:table-cell>
          <table:table-cell office:value-type="string">
            <text:p>ELABORACIÓN DE CONGELADOS DE PESCADOS Y MARIS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1223">
            <text:p>151223</text:p>
          </table:table-cell>
          <table:table-cell office:value-type="string">
            <text:p>ELABORACIÓN DE PRODUCTOS AHUMADOS, SALADOS, DESHIDRATADOS Y OTROS PROCESOS SIMILA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1230">
            <text:p>151230</text:p>
          </table:table-cell>
          <table:table-cell office:value-type="string">
            <text:p>ELABORACIÓN DE PRODUCTOS EN BASE A VEGETALES ACUÁT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1300">
            <text:p>151300</text:p>
          </table:table-cell>
          <table:table-cell office:value-type="string">
            <text:p>ELABORACIÓN Y CONSERVACIÓN DE FRUTAS, LEGUMBRES Y HORTALIZ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1410">
            <text:p>151410</text:p>
          </table:table-cell>
          <table:table-cell office:value-type="string">
            <text:p>ELABORACIÓN DE ACEITES Y GRASAS DE ORIGEN VEGET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1420">
            <text:p>151420</text:p>
          </table:table-cell>
          <table:table-cell office:value-type="string">
            <text:p>ELABORACIÓN DE ACEITES Y GRASAS DE ORIGEN ANIMAL, EXCEPTO LAS MANTEQUILL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1430">
            <text:p>151430</text:p>
          </table:table-cell>
          <table:table-cell office:value-type="string">
            <text:p>ELABORACIÓN DE ACEITES Y GRASAS DE ORIGEN MARIN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2010">
            <text:p>152010</text:p>
          </table:table-cell>
          <table:table-cell office:value-type="string">
            <text:p>ELABORACIÓN DE LECHE, MANTEQUILLA, PRODUCTOS LÁCTEOS Y DERIVAD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2020">
            <text:p>152020</text:p>
          </table:table-cell>
          <table:table-cell office:value-type="string">
            <text:p>ELABORACIÓN DE QUES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2030">
            <text:p>152030</text:p>
          </table:table-cell>
          <table:table-cell office:value-type="string">
            <text:p>FABRICACIÓN DE POSTRES A BASE DE LECHE (HELADOS, SORBETES Y OTROS SIMILARES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3110">
            <text:p>153110</text:p>
          </table:table-cell>
          <table:table-cell office:value-type="string">
            <text:p>ELABORACIÓN DE HARINAS DE TRIG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3120">
            <text:p>153120</text:p>
          </table:table-cell>
          <table:table-cell office:value-type="string">
            <text:p>ACTIVIDADES DE MOLIENDA DE ARROZ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3190">
            <text:p>153190</text:p>
          </table:table-cell>
          <table:table-cell office:value-type="string">
            <text:p>ELABORACIÓN DE OTRAS MOLINERAS Y ALIMENTOS A BASE DE CERE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3210">
            <text:p>153210</text:p>
          </table:table-cell>
          <table:table-cell office:value-type="string">
            <text:p>ELABORACIÓN DE ALMIDONES Y PRODUCTOS DERIVADOS DEL ALMID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3220">
            <text:p>153220</text:p>
          </table:table-cell>
          <table:table-cell office:value-type="string">
            <text:p>ELABORACIÓN DE GLUCOSA Y OTROS AZÚCARES DIFERENTES DE LA REMOLACH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3300">
            <text:p>153300</text:p>
          </table:table-cell>
          <table:table-cell office:value-type="string">
            <text:p>ELABORACIÓN DE ALIMENTOS PREPARADOS PARA ANIM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4110">
            <text:p>154110</text:p>
          </table:table-cell>
          <table:table-cell office:value-type="string">
            <text:p>FABRICACIÓN DE PAN, PRODUCTOS DE PANADERÍA Y PASTELERÍ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4120">
            <text:p>154120</text:p>
          </table:table-cell>
          <table:table-cell office:value-type="string">
            <text:p>FABRICACIÓN DE GALLET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4200">
            <text:p>154200</text:p>
          </table:table-cell>
          <table:table-cell office:value-type="string">
            <text:p>ELABORACIÓN DE AZÚCAR DE REMOLACHA O CAN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4310">
            <text:p>154310</text:p>
          </table:table-cell>
          <table:table-cell office:value-type="string">
            <text:p>ELABORACIÓN DE CACAO Y CHOCOLAT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4320">
            <text:p>154320</text:p>
          </table:table-cell>
          <table:table-cell office:value-type="string">
            <text:p>FABRICACIÓN DE PRODUCTOS DE CONFITERÍ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4400">
            <text:p>154400</text:p>
          </table:table-cell>
          <table:table-cell office:value-type="string">
            <text:p>ELABORACIÓN DE MACARRONES, FIDEOS, ALCUZCUZ Y PRODUCTOS FARINACEOS SIMILA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4910">
            <text:p>154910</text:p>
          </table:table-cell>
          <table:table-cell office:value-type="string">
            <text:p>ELABORACIÓN DE TE, CAFÉ, INFUSION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4920">
            <text:p>154920</text:p>
          </table:table-cell>
          <table:table-cell office:value-type="string">
            <text:p>ELABORACIÓN DE LEVADURAS NATURALES O ARTIFICI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4930">
            <text:p>154930</text:p>
          </table:table-cell>
          <table:table-cell office:value-type="string">
            <text:p>ELABORACIÓN DE VINAGRES, MOSTAZAS, MAYONESAS Y CONDIMENTOS EN GENER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4990">
            <text:p>154990</text:p>
          </table:table-cell>
          <table:table-cell office:value-type="string">
            <text:p>ELABORACIÓN DE OTROS PRODUCTOS ALIMENTICIOS NO CLASIFICADOS EN OTRA PART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5110">
            <text:p>155110</text:p>
          </table:table-cell>
          <table:table-cell office:value-type="string">
            <text:p>ELABORACIÓN DE PISCOS (INDUSTRIAS PISQUERAS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5120">
            <text:p>155120</text:p>
          </table:table-cell>
          <table:table-cell office:value-type="string">
            <text:p>ELABORACIÓN DE BEBIDAS ALCOHÓLICAS Y DE ALCOHOL ETÍLICO A PARTIR DE SUSTANCIAS FERMENTADAS Y OT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5200">
            <text:p>155200</text:p>
          </table:table-cell>
          <table:table-cell office:value-type="string">
            <text:p>ELABORACIÓN DE VIN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5300">
            <text:p>155300</text:p>
          </table:table-cell>
          <table:table-cell office:value-type="string">
            <text:p>ELABORACIÓN DE BEBIDAS MALTEADAS, CERVEZAS Y MALT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5410">
            <text:p>155410</text:p>
          </table:table-cell>
          <table:table-cell office:value-type="string">
            <text:p>ELABORACIÓN DE BEBIDAS NO ALCOHÓLIC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5420">
            <text:p>155420</text:p>
          </table:table-cell>
          <table:table-cell office:value-type="string">
            <text:p>ENVASADO DE AGUA MINERAL NATURAL, DE MANANTIAL Y POTABLE PREPARAD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5430">
            <text:p>155430</text:p>
          </table:table-cell>
          <table:table-cell office:value-type="string">
            <text:p>ELABORACIÓN DE HIEL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60010">
            <text:p>160010</text:p>
          </table:table-cell>
          <table:table-cell office:value-type="string">
            <text:p>FABRICACIÓN DE CIGARROS Y CIGARRILL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60090">
            <text:p>160090</text:p>
          </table:table-cell>
          <table:table-cell office:value-type="string">
            <text:p>FABRICACIÓN DE OTROS PRODUCTOS DEL TABAC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1100">
            <text:p>171100</text:p>
          </table:table-cell>
          <table:table-cell office:value-type="string">
            <text:p>PREPARACIÓN DE HILATURA DE FIBRAS TEXTILES; TEJEDURA PROD. TEXTI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1200">
            <text:p>171200</text:p>
          </table:table-cell>
          <table:table-cell office:value-type="string">
            <text:p>ACABADO DE PRODUCTOS TEXTI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2100">
            <text:p>172100</text:p>
          </table:table-cell>
          <table:table-cell office:value-type="string">
            <text:p>FABRICACIÓN DE ARTÍCULOS CONFECCIONADOS DE MATERIAS TEXTILES, EXCEPTO PRENDAS DE VESTI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2200">
            <text:p>172200</text:p>
          </table:table-cell>
          <table:table-cell office:value-type="string">
            <text:p>FABRICACIÓN DE TAPICES Y ALFOMBR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2300">
            <text:p>172300</text:p>
          </table:table-cell>
          <table:table-cell office:value-type="string">
            <text:p>FABRICACIÓN DE CUERDAS, CORDELES, BRAMANTES Y RED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2910">
            <text:p>172910</text:p>
          </table:table-cell>
          <table:table-cell office:value-type="string">
            <text:p>FABRICACIÓN DE TEJIDOS DE USO INDUSTRIAL COMO TEJIDOS IMPREGNADOS, MOLTOPRENE, BATISTA, ETC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2990">
            <text:p>172990</text:p>
          </table:table-cell>
          <table:table-cell office:value-type="string">
            <text:p>FABRICACIÓN DE OTROS PRODUCTOS TEXTILE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73000">
            <text:p>173000</text:p>
          </table:table-cell>
          <table:table-cell office:value-type="string">
            <text:p>FABRICACIÓN DE TEJIDOS DE PUNT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81010">
            <text:p>181010</text:p>
          </table:table-cell>
          <table:table-cell office:value-type="string">
            <text:p>FABRICACIÓN DE PRENDAS DE VESTIR TEXTILES Y SIMILA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81020">
            <text:p>181020</text:p>
          </table:table-cell>
          <table:table-cell office:value-type="string">
            <text:p>FABRICACIÓN DE PRENDAS DE VESTIR DE CUERO NATURAL, ARTIFICIAL, PLÁSTIC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81030">
            <text:p>181030</text:p>
          </table:table-cell>
          <table:table-cell office:value-type="string">
            <text:p>FABRICACIÓN DE ACCESORIOS DE VESTI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81040">
            <text:p>181040</text:p>
          </table:table-cell>
          <table:table-cell office:value-type="string">
            <text:p>FABRICACIÓN DE ROPA DE TRABAJ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82000">
            <text:p>182000</text:p>
          </table:table-cell>
          <table:table-cell office:value-type="string">
            <text:p>ADOBO Y TENIDOS DE PIELES; FABRICACIÓN DE ARTÍCULOS DE PIE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91100">
            <text:p>191100</text:p>
          </table:table-cell>
          <table:table-cell office:value-type="string">
            <text:p>CURTIDO Y ADOBO DE CUE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91200">
            <text:p>191200</text:p>
          </table:table-cell>
          <table:table-cell office:value-type="string">
            <text:p>FABRICACIÓN DE MALETAS, BOLSOS DE MANO Y SIMILARES; ARTÍCULOS DE TALABARTERÍA Y GUARNICIONERÍ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92000">
            <text:p>192000</text:p>
          </table:table-cell>
          <table:table-cell office:value-type="string">
            <text:p>FABRICACIÓN DE CALZAD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1000">
            <text:p>201000</text:p>
          </table:table-cell>
          <table:table-cell office:value-type="string">
            <text:p>ASERRADO Y ACEPILLADURA DE MADER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2100">
            <text:p>202100</text:p>
          </table:table-cell>
          <table:table-cell office:value-type="string">
            <text:p>FABRICACIÓN DE TABLEROS, PANELES Y HOJAS DE MADERA PARA ENCHAPAD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2200">
            <text:p>202200</text:p>
          </table:table-cell>
          <table:table-cell office:value-type="string">
            <text:p>FABRICACIÓN DE PARTES Y PIEZAS DE CARPINTERÍA PARA EDIFICIOS Y CONSTRUCCION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2300">
            <text:p>202300</text:p>
          </table:table-cell>
          <table:table-cell office:value-type="string">
            <text:p>FABRICACIÓN DE RECIPIENTES DE MADER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2900">
            <text:p>202900</text:p>
          </table:table-cell>
          <table:table-cell office:value-type="string">
            <text:p>FABRICACIÓN DE OTROS PRODUCTOS DE MADERA; ARTÍCULOS DE CORCHO, PAJA Y MATERIALES TRENZAB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10110">
            <text:p>210110</text:p>
          </table:table-cell>
          <table:table-cell office:value-type="string">
            <text:p>FABRICACIÓN DE CELULOSA Y OTRAS PASTAS DE MADER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10121">
            <text:p>210121</text:p>
          </table:table-cell>
          <table:table-cell office:value-type="string">
            <text:p>FABRICACIÓN DE PAPEL DE PERIÓDIC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10129">
            <text:p>210129</text:p>
          </table:table-cell>
          <table:table-cell office:value-type="string">
            <text:p>FABRICACIÓN DE PAPEL Y CARTÓN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10200">
            <text:p>210200</text:p>
          </table:table-cell>
          <table:table-cell office:value-type="string">
            <text:p>FABRICACIÓN DE PAPEL Y CARTÓN ONDULADO Y DE ENVASES DE PAPEL Y CART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10900">
            <text:p>210900</text:p>
          </table:table-cell>
          <table:table-cell office:value-type="string">
            <text:p>FABRICACIÓN DE OTROS ARTÍCULOS DE PAPEL Y CART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1101">
            <text:p>221101</text:p>
          </table:table-cell>
          <table:table-cell office:value-type="string">
            <text:p>EDICIÓN PRINCIPALMENTE DE LIB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1109">
            <text:p>221109</text:p>
          </table:table-cell>
          <table:table-cell office:value-type="string">
            <text:p>EDICIÓN DE FOLLETOS, PARTITURAS Y OTRAS PUBLICACION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1200">
            <text:p>221200</text:p>
          </table:table-cell>
          <table:table-cell office:value-type="string">
            <text:p>EDICIÓN DE PERIÓDICOS, REVISTAS Y PUBLICACIONES PERIÓDIC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1300">
            <text:p>221300</text:p>
          </table:table-cell>
          <table:table-cell office:value-type="string">
            <text:p>EDICIÓN DE GRABACION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1900">
            <text:p>221900</text:p>
          </table:table-cell>
          <table:table-cell office:value-type="string">
            <text:p>OTRAS ACTIVIDADES DE EDI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2101">
            <text:p>222101</text:p>
          </table:table-cell>
          <table:table-cell office:value-type="string">
            <text:p>IMPRESIÓN PRINCIPALMENTE DE LIB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2109">
            <text:p>222109</text:p>
          </table:table-cell>
          <table:table-cell office:value-type="string">
            <text:p>OTRAS ACTIVIDADES DE IMPRESIÓN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2200">
            <text:p>222200</text:p>
          </table:table-cell>
          <table:table-cell office:value-type="string">
            <text:p>ACTIVIDADES DE SERVICIO RELACIONADA CON LA IMPRES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3000">
            <text:p>223000</text:p>
          </table:table-cell>
          <table:table-cell office:value-type="string">
            <text:p>REPRODUCCIÓN DE GRABACION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31000">
            <text:p>231000</text:p>
          </table:table-cell>
          <table:table-cell office:value-type="string">
            <text:p>FABRICACIÓN DE PRODUCTOS DE HORNOS COQU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32000">
            <text:p>232000</text:p>
          </table:table-cell>
          <table:table-cell office:value-type="string">
            <text:p>FABRICACIÓN DE PRODUCTOS DE REFINACIÓN DE PETRÓLE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33000">
            <text:p>233000</text:p>
          </table:table-cell>
          <table:table-cell office:value-type="string">
            <text:p>ELABORACIÓN DE COMBUSTIBLE NUCLE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41110">
            <text:p>241110</text:p>
          </table:table-cell>
          <table:table-cell office:value-type="string">
            <text:p>FABRICACIÓN DE CARBÓN VEGETAL, Y BRIQUETAS DE CARBÓN VEGET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41190">
            <text:p>241190</text:p>
          </table:table-cell>
          <table:table-cell office:value-type="string">
            <text:p>FABRICACIÓN DE SUSTANCIAS QUÍMICAS BÁSICAS, EXCEPTO ABONOS Y COMPUESTOS DE NITRÓGEN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41200">
            <text:p>241200</text:p>
          </table:table-cell>
          <table:table-cell office:value-type="string">
            <text:p>FABRICACIÓN DE ABONOS Y COMPUESTOS DE NITRÓGEN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41300">
            <text:p>241300</text:p>
          </table:table-cell>
          <table:table-cell office:value-type="string">
            <text:p>FABRICACIÓN DE PLÁSTICOS EN FORMAS PRIMARIAS Y DE CAUCHO SINTÉTIC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42100">
            <text:p>242100</text:p>
          </table:table-cell>
          <table:table-cell office:value-type="string">
            <text:p>FABRICACIÓN DE PLAGUICIDAS Y OTROS PRODUCTOS QUÍMICOS DE USO AGROPECUARI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42200">
            <text:p>242200</text:p>
          </table:table-cell>
          <table:table-cell office:value-type="string">
            <text:p>FABRICACIÓN DE PINTURAS, BARNICES Y PRODUCTOS DE REVESTIMIENTO SIMILA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42300">
            <text:p>242300</text:p>
          </table:table-cell>
          <table:table-cell office:value-type="string">
            <text:p>FABRICACIÓN DE PRODUCTOS FARMACEUTICOS, SUSTANCIAS QUÍMICAS MEDICINALES Y PRODUCTOS BOTÁN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42400">
            <text:p>242400</text:p>
          </table:table-cell>
          <table:table-cell office:value-type="string">
            <text:p>FABRICACIONES DE JABONES Y DETERGENTES, PREPARADOS PARA LIMPIAR, PERFUMES Y PREPARADOS DE TOCADO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42910">
            <text:p>242910</text:p>
          </table:table-cell>
          <table:table-cell office:value-type="string">
            <text:p>FABRICACIÓN DE EXPLOSIVOS Y PRODUCTOS DE PIROTECNI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42990">
            <text:p>242990</text:p>
          </table:table-cell>
          <table:table-cell office:value-type="string">
            <text:p>FABRICACIÓN DE OTROS PRODUCTOS QUÍMICO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43000">
            <text:p>243000</text:p>
          </table:table-cell>
          <table:table-cell office:value-type="string">
            <text:p>FABRICACIÓN DE FIBRAS MANUFACTURAD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1110">
            <text:p>251110</text:p>
          </table:table-cell>
          <table:table-cell office:value-type="string">
            <text:p>FABRICACIÓN DE CUBIERTAS Y CÁMARAS DE CAUCH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1120">
            <text:p>251120</text:p>
          </table:table-cell>
          <table:table-cell office:value-type="string">
            <text:p>RECAUCHADO Y RENOVACIÓN DE CUBIERTAS DE CAUCH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1900">
            <text:p>251900</text:p>
          </table:table-cell>
          <table:table-cell office:value-type="string">
            <text:p>FABRICACIÓN DE OTROS PRODUCTOS DE CAUCH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2010">
            <text:p>252010</text:p>
          </table:table-cell>
          <table:table-cell office:value-type="string">
            <text:p>FABRICACIÓN DE PLANCHAS, LÁMINAS, CINTAS, TIRAS DE PLÁSTIC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2020">
            <text:p>252020</text:p>
          </table:table-cell>
          <table:table-cell office:value-type="string">
            <text:p>FABRICACIÓN DE TUBOS, MANGUERAS PARA LA CONSTRUC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2090">
            <text:p>252090</text:p>
          </table:table-cell>
          <table:table-cell office:value-type="string">
            <text:p>FABRICACIÓN DE OTROS ARTÍCULOS DE PLÁSTIC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1010">
            <text:p>261010</text:p>
          </table:table-cell>
          <table:table-cell office:value-type="string">
            <text:p>FABRICACIÓN, MANIPULADO Y TRANSFORMACIÓN DE VIDRIO PLAN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1020">
            <text:p>261020</text:p>
          </table:table-cell>
          <table:table-cell office:value-type="string">
            <text:p>FABRICACIÓN DE VIDRIO HUEC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1030">
            <text:p>261030</text:p>
          </table:table-cell>
          <table:table-cell office:value-type="string">
            <text:p>FABRICACIÓN DE FIBRAS DE VIDRI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1090">
            <text:p>261090</text:p>
          </table:table-cell>
          <table:table-cell office:value-type="string">
            <text:p>FABRICACIÓN DE ARTÍCULOS DE VIDRIO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9101">
            <text:p>269101</text:p>
          </table:table-cell>
          <table:table-cell office:value-type="string">
            <text:p>FABRICACIÓN DE PRODUCTOS DE CERÁMICA NO REFRACTARIA PARA USO NO ESTRUCTURAL CON FINES ORNAMENT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9109">
            <text:p>269109</text:p>
          </table:table-cell>
          <table:table-cell office:value-type="string">
            <text:p>FABRICACIÓN DE PRODUCTOS DE CERÁMICA NO REFRACTARIA PARA USO NO ESTRUCTURAL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9200">
            <text:p>269200</text:p>
          </table:table-cell>
          <table:table-cell office:value-type="string">
            <text:p>FABRICACIÓN DE PRODUCTOS DE CERÁMICAS REFRACTARI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9300">
            <text:p>269300</text:p>
          </table:table-cell>
          <table:table-cell office:value-type="string">
            <text:p>FABRICACIÓN DE PRODUCTOS DE ARCILLA Y CERÁMICAS NO REFRACTARIAS PARA USO ESTRUCTUR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9400">
            <text:p>269400</text:p>
          </table:table-cell>
          <table:table-cell office:value-type="string">
            <text:p>FABRICACIÓN DE CEMENTO, CAL Y YES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9510">
            <text:p>269510</text:p>
          </table:table-cell>
          <table:table-cell office:value-type="string">
            <text:p>ELABORACIÓN DE HORMIGÓN, ARTÍCULOS DE HORMIGÓN Y MORTERO (MEZCLA PARA CONSTRUCCIÓN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9520">
            <text:p>269520</text:p>
          </table:table-cell>
          <table:table-cell office:value-type="string">
            <text:p>FABRICACIÓN DE PRODUCTOS DE FIBROCEMENTO Y ASBESTOCEMENT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9530">
            <text:p>269530</text:p>
          </table:table-cell>
          <table:table-cell office:value-type="string">
            <text:p>FABRICACIÓN DE PANELES DE YESO PARA LA CONSTRUC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9590">
            <text:p>269590</text:p>
          </table:table-cell>
          <table:table-cell office:value-type="string">
            <text:p>FABRICACIÓN DE ARTÍCULOS DE CEMENTO Y YESO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9600">
            <text:p>269600</text:p>
          </table:table-cell>
          <table:table-cell office:value-type="string">
            <text:p>CORTE, TALLADO Y ACABADO DE LA PIEDR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9910">
            <text:p>269910</text:p>
          </table:table-cell>
          <table:table-cell office:value-type="string">
            <text:p>FABRICACIÓN DE MEZCLAS BITUMINOSAS A BASE DE ASFALTO, DE BETUNES NATURALES, Y PRODUCTOS SIMILA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9990">
            <text:p>269990</text:p>
          </table:table-cell>
          <table:table-cell office:value-type="string">
            <text:p>FABRICACIÓN DE OTROS PRODUCTOS MINERALES NO METÁLICOS N.C.P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71000">
            <text:p>271000</text:p>
          </table:table-cell>
          <table:table-cell office:value-type="string">
            <text:p>INDUSTRIAS BASICAS DE HIERRO Y ACER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72010">
            <text:p>272010</text:p>
          </table:table-cell>
          <table:table-cell office:value-type="string">
            <text:p>ELABORACIÓN DE PRODUCTOS DE COBRE EN FORMAS PRIMARIAS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72020">
            <text:p>272020</text:p>
          </table:table-cell>
          <table:table-cell office:value-type="string">
            <text:p>ELABORACIÓN DE PRODUCTOS DE ALUMINIO EN FORMAS PRIMARI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72090">
            <text:p>272090</text:p>
          </table:table-cell>
          <table:table-cell office:value-type="string">
            <text:p>FABRICACIÓN DE PRODUCTOS PRIMARIOS DE METALES PRECIOSOS Y DE OTROS METALES NO FERROSO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73100">
            <text:p>273100</text:p>
          </table:table-cell>
          <table:table-cell office:value-type="string">
            <text:p>FUNDICIÓN DE HIERRO Y ACER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73200">
            <text:p>273200</text:p>
          </table:table-cell>
          <table:table-cell office:value-type="string">
            <text:p>FUNDICIÓN DE METALES NO FERROS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1100">
            <text:p>281100</text:p>
          </table:table-cell>
          <table:table-cell office:value-type="string">
            <text:p>FABRICACIÓN DE PRODUCTOS METÁLICOS DE USO ESTRUCTUR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1211">
            <text:p>281211</text:p>
          </table:table-cell>
          <table:table-cell office:value-type="string">
            <text:p>FABRICACIÓN DE RECIPIENTES DE GAS COMPRIMIDO O LICUAD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1219">
            <text:p>281219</text:p>
          </table:table-cell>
          <table:table-cell office:value-type="string">
            <text:p>FABRICACIÓN DE TANQUES, DEPÓSITOS Y RECIPIENTES DE METAL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1280">
            <text:p>281280</text:p>
          </table:table-cell>
          <table:table-cell office:value-type="string">
            <text:p>REPARACIÓN DE TANQUES, DEPÓSITOS Y RECIPIENTES DE MET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1310">
            <text:p>281310</text:p>
          </table:table-cell>
          <table:table-cell office:value-type="string">
            <text:p>FABRICACIÓN DE GENERADORES DE VAPOR, EXCEPTO CALDERAS DE AGUA CALIENTE PARA CALEFAC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1380">
            <text:p>281380</text:p>
          </table:table-cell>
          <table:table-cell office:value-type="string">
            <text:p>REPARACIÓN DE GENERADORES DE VAPOR, EXCEPTO CALDERAS DE AGUA CALIENTE PARA CALEFACCIÓN CENTR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9100">
            <text:p>289100</text:p>
          </table:table-cell>
          <table:table-cell office:value-type="string">
            <text:p>FORJA, PRENSADO, ESTAMPADO Y LAMINADO DE METAL; INCLUYE PULVIMETALURGI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9200">
            <text:p>289200</text:p>
          </table:table-cell>
          <table:table-cell office:value-type="string">
            <text:p>TRATAMIENTOS Y REVESTIMIENTOS DE METALES; OBRAS DE INGENIERÍA MECÁNICA EN GENER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9310">
            <text:p>289310</text:p>
          </table:table-cell>
          <table:table-cell office:value-type="string">
            <text:p>FABRICACIÓN DE ARTÍCULOS DE CUCHILLERÍ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9320">
            <text:p>289320</text:p>
          </table:table-cell>
          <table:table-cell office:value-type="string">
            <text:p>FABRICACIÓN DE HERRAMIENTAS DE MANO Y ARTÍCULOS DE FERRETERÍ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9910">
            <text:p>289910</text:p>
          </table:table-cell>
          <table:table-cell office:value-type="string">
            <text:p>FABRICACIÓN DE CABLES, ALAMBRES Y PRODUCTOS DE ALAMBR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9990">
            <text:p>289990</text:p>
          </table:table-cell>
          <table:table-cell office:value-type="string">
            <text:p>FABRICACIÓN DE OTROS PRODUCTOS ELABORADOS DE METAL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1110">
            <text:p>291110</text:p>
          </table:table-cell>
          <table:table-cell office:value-type="string">
            <text:p>FABRICACIÓN DE MOTORES Y TURBINAS, EXCEPTO PARA AERONAVES, VEHÍCULOS AUTOMOTORES Y MOTOCICLET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1180">
            <text:p>291180</text:p>
          </table:table-cell>
          <table:table-cell office:value-type="string">
            <text:p>REPARACIÓN DE MOTORES Y TURBINAS, EXCEPTO PARA AERONAVES, VEHÍCULOS AUTOMOTORES Y MOTOCICLET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1210">
            <text:p>291210</text:p>
          </table:table-cell>
          <table:table-cell office:value-type="string">
            <text:p>FABRICACIÓN DE BOMBAS, GRIFOS, VÁLVULAS, COMPRESORES, SISTEMAS HIDRÁUL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1280">
            <text:p>291280</text:p>
          </table:table-cell>
          <table:table-cell office:value-type="string">
            <text:p>REPARACIÓN DE BOMBAS, COMPRESORES, SISTEMAS HIDRÁULICOS, VÁLVULAS Y ARTÍCULOS DE GRIFERÍ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1310">
            <text:p>291310</text:p>
          </table:table-cell>
          <table:table-cell office:value-type="string">
            <text:p>FABRICACIÓN DE COJINETES, ENGRANAJES, TRENES DE ENGRANAJES Y PIEZAS DE TRANSMIS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1380">
            <text:p>291380</text:p>
          </table:table-cell>
          <table:table-cell office:value-type="string">
            <text:p>REPARACIÓN DE COJINETES, ENGRANAJES, TRENES DE ENGRANAJES Y PIEZAS DE TRANSMIS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1410">
            <text:p>291410</text:p>
          </table:table-cell>
          <table:table-cell office:value-type="string">
            <text:p>FABRICACIÓN DE HORNOS, HOGARES Y QUEMADO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1480">
            <text:p>291480</text:p>
          </table:table-cell>
          <table:table-cell office:value-type="string">
            <text:p>REPARACIÓN DE HORNOS, HOGARES Y QUEMADO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1510">
            <text:p>291510</text:p>
          </table:table-cell>
          <table:table-cell office:value-type="string">
            <text:p>FABRICACIÓN DE EQUIPO DE ELEVACIÓN Y MANIPULA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1580">
            <text:p>291580</text:p>
          </table:table-cell>
          <table:table-cell office:value-type="string">
            <text:p>REPARACIÓN DE EQUIPO DE ELEVACIÓN Y MANIPULA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1910">
            <text:p>291910</text:p>
          </table:table-cell>
          <table:table-cell office:value-type="string">
            <text:p>FABRICACIÓN DE OTRO TIPO DE MAQUINARIAS DE USO GENER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1980">
            <text:p>291980</text:p>
          </table:table-cell>
          <table:table-cell office:value-type="string">
            <text:p>REPARACIÓN OTROS TIPOS DE MAQUINARIA Y EQUIPOS DE USO GENER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110">
            <text:p>292110</text:p>
          </table:table-cell>
          <table:table-cell office:value-type="string">
            <text:p>FABRICACIÓN DE MAQUINARIA AGROPECUARIA Y FOREST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180">
            <text:p>292180</text:p>
          </table:table-cell>
          <table:table-cell office:value-type="string">
            <text:p>REPARACIÓN DE MAQUINARIA AGROPECUARIA Y FOREST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210">
            <text:p>292210</text:p>
          </table:table-cell>
          <table:table-cell office:value-type="string">
            <text:p>FABRICACIÓN DE MÁQUINAS HERRAMIENT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280">
            <text:p>292280</text:p>
          </table:table-cell>
          <table:table-cell office:value-type="string">
            <text:p>REPARACIÓN DE MÁQUINAS HERRAMIENT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310">
            <text:p>292310</text:p>
          </table:table-cell>
          <table:table-cell office:value-type="string">
            <text:p>FABRICACIÓN DE MAQUINARIA METALÚRGIC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380">
            <text:p>292380</text:p>
          </table:table-cell>
          <table:table-cell office:value-type="string">
            <text:p>REPARACIÓN DE MAQUINARIA PARA LA INDUSTRIA METALÚRGIC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411">
            <text:p>292411</text:p>
          </table:table-cell>
          <table:table-cell office:value-type="string">
            <text:p>FABRICACIÓN DE MAQUINARIA PARA MINAS Y CANTERAS Y PARA OBRAS DE CONSTRUC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412">
            <text:p>292412</text:p>
          </table:table-cell>
          <table:table-cell office:value-type="string">
            <text:p>FABRICACIÓN DE PARTES PARA MÁQUINAS DE SONDEO O PERFORA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480">
            <text:p>292480</text:p>
          </table:table-cell>
          <table:table-cell office:value-type="string">
            <text:p>REPARACIÓN DE MAQUINARIA PARA LA EXPLOTACIÓN DE PETRÓLEO, MINAS, CANTERAS, Y OBRAS DE CONSTRUC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510">
            <text:p>292510</text:p>
          </table:table-cell>
          <table:table-cell office:value-type="string">
            <text:p>FABRICACIÓN DE MAQUINARIA PARA LA ELABORACIÓN DE ALIMENTOS, BEBIDAS Y TABA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580">
            <text:p>292580</text:p>
          </table:table-cell>
          <table:table-cell office:value-type="string">
            <text:p>REPARACIÓN DE MAQUINARIA PARA LA ELABORACIÓN DE ALIMENTOS, BEBIDAS Y TABA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610">
            <text:p>292610</text:p>
          </table:table-cell>
          <table:table-cell office:value-type="string">
            <text:p>FABRICACIÓN DE MAQUINARIA PARA LA ELABORACIÓN DE PRENDAS TEXTILES, PRENDAS DE VESTIR Y CUE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680">
            <text:p>292680</text:p>
          </table:table-cell>
          <table:table-cell office:value-type="string">
            <text:p>REPARACIÓN DE MAQUINARIA PARA LA INDUSTRIA TEXTIL, DE LA CONFECCIÓN, DEL CUERO Y DEL CALZAD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710">
            <text:p>292710</text:p>
          </table:table-cell>
          <table:table-cell office:value-type="string">
            <text:p>FABRICACIÓN DE ARMAS Y MUNICION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780">
            <text:p>292780</text:p>
          </table:table-cell>
          <table:table-cell office:value-type="string">
            <text:p>REPARACIÓN DE ARM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910">
            <text:p>292910</text:p>
          </table:table-cell>
          <table:table-cell office:value-type="string">
            <text:p>FABRICACIÓN DE OTROS TIPOS DE MAQUINARIAS DE USO ESPECI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2980">
            <text:p>292980</text:p>
          </table:table-cell>
          <table:table-cell office:value-type="string">
            <text:p>REPARACIÓN DE OTROS TIPOS DE MAQUINARIA DE USO ESPECI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3000">
            <text:p>293000</text:p>
          </table:table-cell>
          <table:table-cell office:value-type="string">
            <text:p>FABRICACIÓN DE APARATOS DE USO DOMÉSTICO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0010">
            <text:p>300010</text:p>
          </table:table-cell>
          <table:table-cell office:value-type="string">
            <text:p>FABRICACIÓN Y ARMADO DE COMPUTADORES Y HARDWARE EN GENER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0020">
            <text:p>300020</text:p>
          </table:table-cell>
          <table:table-cell office:value-type="string">
            <text:p>FABRICACIÓN DE MAQUINARIA DE OFICINA, CONTABILIDAD,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1010">
            <text:p>311010</text:p>
          </table:table-cell>
          <table:table-cell office:value-type="string">
            <text:p>FABRICACIÓN DE MOTORES, GENERADORES Y TRANSFORMADORES ELÉCTR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1080">
            <text:p>311080</text:p>
          </table:table-cell>
          <table:table-cell office:value-type="string">
            <text:p>REPARACIÓN DE MOTORES, GENERADORES Y TRANSFORMADORES ELÉCTR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2010">
            <text:p>312010</text:p>
          </table:table-cell>
          <table:table-cell office:value-type="string">
            <text:p>FABRICACIÓN DE APARATOS DE DISTRIBUCIÓN Y CONTR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2080">
            <text:p>312080</text:p>
          </table:table-cell>
          <table:table-cell office:value-type="string">
            <text:p>REPARACIÓN DE APARATOS DE DISTRIBUCIÓN Y CONTRO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3000">
            <text:p>313000</text:p>
          </table:table-cell>
          <table:table-cell office:value-type="string">
            <text:p>FABRICACIÓN DE HILOS Y CABLES AISLAD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4000">
            <text:p>314000</text:p>
          </table:table-cell>
          <table:table-cell office:value-type="string">
            <text:p>FABRICACIÓN DE ACUMULADORES DE PILAS Y BATERÍAS PRIMARI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5010">
            <text:p>315010</text:p>
          </table:table-cell>
          <table:table-cell office:value-type="string">
            <text:p>FABRICACIÓN DE LÁMPARAS Y EQUIPO DE ILUMINA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5080">
            <text:p>315080</text:p>
          </table:table-cell>
          <table:table-cell office:value-type="string">
            <text:p>REPARACIÓN DE EQUIPO DE ILUMINA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9010">
            <text:p>319010</text:p>
          </table:table-cell>
          <table:table-cell office:value-type="string">
            <text:p>FABRICACIÓN DE OTROS TIPOS DE EQUIPO ELÉCTRICO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19080">
            <text:p>319080</text:p>
          </table:table-cell>
          <table:table-cell office:value-type="string">
            <text:p>REPARACIÓN DE OTROS TIPOS DE EQUIPO ELÉCTRICO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21010">
            <text:p>321010</text:p>
          </table:table-cell>
          <table:table-cell office:value-type="string">
            <text:p>FABRICACIÓN DE COMPONENTES ELECTRÓN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21080">
            <text:p>321080</text:p>
          </table:table-cell>
          <table:table-cell office:value-type="string">
            <text:p>REPARACIÓN DE COMPONENTES ELECTRÓN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22010">
            <text:p>322010</text:p>
          </table:table-cell>
          <table:table-cell office:value-type="string">
            <text:p>FABRICACIÓN DE TRANSMISORES DE RADIO Y TELEVISIÓN, APARATOS PARA TELEFONÍA Y TELEGRAFÍA CON HIL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22080">
            <text:p>322080</text:p>
          </table:table-cell>
          <table:table-cell office:value-type="string">
            <text:p>REPARACIÓN DE TRANSMISORES DE RADIO Y TELEVISIÓN, APARATOS PARA TELEFONÍA Y TELEGRAFÍA CON HIL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23000">
            <text:p>323000</text:p>
          </table:table-cell>
          <table:table-cell office:value-type="string">
            <text:p>FABRICACIÓN DE RECEPTORES (RADIO Y TV); APARATOS DE GRABACIÓN Y REPRODUCCIÓN (AUDIO Y VIDE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31110">
            <text:p>331110</text:p>
          </table:table-cell>
          <table:table-cell office:value-type="string">
            <text:p>FABRICACIÓN DE EQUIPO MÉDICO Y QUIRÚRGICO, Y DE APARATOS ORTOPÉD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31120">
            <text:p>331120</text:p>
          </table:table-cell>
          <table:table-cell office:value-type="string">
            <text:p>LABORATORIOS DENT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31180">
            <text:p>331180</text:p>
          </table:table-cell>
          <table:table-cell office:value-type="string">
            <text:p>REPARACIÓN DE EQUIPO MÉDICO Y QUIRÚRGICO, Y DE APARATOS ORTOPÉD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31210">
            <text:p>331210</text:p>
          </table:table-cell>
          <table:table-cell office:value-type="string">
            <text:p>FABRICACIÓN DE INSTRUMENTOS Y APARATOS PARA MEDIR, VERIFICAR, ENSAYAR, NAVEGAR Y OTROS FIN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31280">
            <text:p>331280</text:p>
          </table:table-cell>
          <table:table-cell office:value-type="string">
            <text:p>REPARACIÓN DE INSTRUMENTOS Y APARATOS PARA MEDIR, VERIFICAR, ENSAYAR, NAVEGAR Y OTROS FIN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31310">
            <text:p>331310</text:p>
          </table:table-cell>
          <table:table-cell office:value-type="string">
            <text:p>FABRICACIÓN DE EQUIPOS DE CONTROL DE PROCESOS INDUSTRI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31380">
            <text:p>331380</text:p>
          </table:table-cell>
          <table:table-cell office:value-type="string">
            <text:p>REPARACIÓN DE EQUIPOS DE CONTROL DE PROCESOS INDUSTRI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32010">
            <text:p>332010</text:p>
          </table:table-cell>
          <table:table-cell office:value-type="string">
            <text:p>FABRICACIÓN Y/O REPARACIÓN DE LENTES Y ARTÍCULOS OFTALMOLÓG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32020">
            <text:p>332020</text:p>
          </table:table-cell>
          <table:table-cell office:value-type="string">
            <text:p>FABRICACIÓN DE INSTRUMENTOS DE OPTICA N.C.P. Y EQUIPOS FOTOGRÁF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32080">
            <text:p>332080</text:p>
          </table:table-cell>
          <table:table-cell office:value-type="string">
            <text:p>REPARACIÓN DE INSTRUMENTOS DE OPTICA N.C.P Y EQUIPO FOTOGRÁF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33000">
            <text:p>333000</text:p>
          </table:table-cell>
          <table:table-cell office:value-type="string">
            <text:p>FABRICACIÓN DE RELOJ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1000">
            <text:p>341000</text:p>
          </table:table-cell>
          <table:table-cell office:value-type="string">
            <text:p>FABRICACIÓN DE VEHÍCULOS AUTOMOTO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2000">
            <text:p>342000</text:p>
          </table:table-cell>
          <table:table-cell office:value-type="string">
            <text:p>FABRICACIÓN DE CARROCERÍAS PARA VEHÍCULOS AUTOMOTORES; FABRICACIÓN DE REMOLQUES Y SEMI REMOLQU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3000">
            <text:p>343000</text:p>
          </table:table-cell>
          <table:table-cell office:value-type="string">
            <text:p>FABRICACIÓN DE PARTES Y ACCESORIOS PARA VEHÍCULOS AUTOMOTORES Y SUS MOTO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51110">
            <text:p>351110</text:p>
          </table:table-cell>
          <table:table-cell office:value-type="string">
            <text:p>CONSTRUCCIÓN Y REPARACIÓN DE BUQUES; ASTILLE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51120">
            <text:p>351120</text:p>
          </table:table-cell>
          <table:table-cell office:value-type="string">
            <text:p>CONSTRUCCIÓN DE EMBARCACIONES MENO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51180">
            <text:p>351180</text:p>
          </table:table-cell>
          <table:table-cell office:value-type="string">
            <text:p>REPARACIÓN DE EMBARCACIONES MENO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51210">
            <text:p>351210</text:p>
          </table:table-cell>
          <table:table-cell office:value-type="string">
            <text:p>CONSTRUCCIÓN DE EMBARCACIONES DE RECREO Y DEPORT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51280">
            <text:p>351280</text:p>
          </table:table-cell>
          <table:table-cell office:value-type="string">
            <text:p>REPARACIÓN DE EMBARCACIONES DE RECREO Y DEPORT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52000">
            <text:p>352000</text:p>
          </table:table-cell>
          <table:table-cell office:value-type="string">
            <text:p>FABRICACIÓN DE LOCOMOTORAS Y DE MATERIAL RODANTE PARA FERROCARRILES Y TRANVÍ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53010">
            <text:p>353010</text:p>
          </table:table-cell>
          <table:table-cell office:value-type="string">
            <text:p>FABRICACIÓN DE AERONAVES Y NAVES ESPACI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53080">
            <text:p>353080</text:p>
          </table:table-cell>
          <table:table-cell office:value-type="string">
            <text:p>REPARACIÓN DE AERONAVES Y NAVES ESPACI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59100">
            <text:p>359100</text:p>
          </table:table-cell>
          <table:table-cell office:value-type="string">
            <text:p>FABRICACIÓN DE MOTOCICLET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59200">
            <text:p>359200</text:p>
          </table:table-cell>
          <table:table-cell office:value-type="string">
            <text:p>FABRICACIÓN DE BICICLETAS Y DE SILLONES DE RUEDAS PARA INVALID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59900">
            <text:p>359900</text:p>
          </table:table-cell>
          <table:table-cell office:value-type="string">
            <text:p>FABRICACIÓN DE OTROS EQUIPOS DE TRANSPORTE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61010">
            <text:p>361010</text:p>
          </table:table-cell>
          <table:table-cell office:value-type="string">
            <text:p>FABRICACIÓN DE MUEBLES PRINCIPALMENTE DE MADER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61020">
            <text:p>361020</text:p>
          </table:table-cell>
          <table:table-cell office:value-type="string">
            <text:p>FABRICACIÓN DE OTROS MUEBLES N.C.P., INCLUSO COLCHON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69100">
            <text:p>369100</text:p>
          </table:table-cell>
          <table:table-cell office:value-type="string">
            <text:p>FABRICACIÓN DE JOYAS Y PRODUCTOS CONEX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69200">
            <text:p>369200</text:p>
          </table:table-cell>
          <table:table-cell office:value-type="string">
            <text:p>FABRICACIÓN DE INSTRUMENTOS DE MÚSIC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69300">
            <text:p>369300</text:p>
          </table:table-cell>
          <table:table-cell office:value-type="string">
            <text:p>FABRICACIÓN DE ARTÍCULOS DE DEPORT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69400">
            <text:p>369400</text:p>
          </table:table-cell>
          <table:table-cell office:value-type="string">
            <text:p>FABRICACIÓN DE JUEGOS Y JUGUET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69910">
            <text:p>369910</text:p>
          </table:table-cell>
          <table:table-cell office:value-type="string">
            <text:p>FABRICACIÓN DE PLUMAS Y LÁPICES DE TODA CLASE Y ARTÍCULOS DE ESCRITORIO EN GENER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69920">
            <text:p>369920</text:p>
          </table:table-cell>
          <table:table-cell office:value-type="string">
            <text:p>FABRICACIÓN DE BROCHAS, ESCOBAS Y CEPILL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69930">
            <text:p>369930</text:p>
          </table:table-cell>
          <table:table-cell office:value-type="string">
            <text:p>FABRICACIÓN DE FÓSFO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69990">
            <text:p>369990</text:p>
          </table:table-cell>
          <table:table-cell office:value-type="string">
            <text:p>FABRICACIÓN DE ARTÍCULOS DE OTRAS INDUSTRIA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71000">
            <text:p>371000</text:p>
          </table:table-cell>
          <table:table-cell office:value-type="string">
            <text:p>RECICLAMIENTO DE DESPERDICIOS Y DESECHOS METÁL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72010">
            <text:p>372010</text:p>
          </table:table-cell>
          <table:table-cell office:value-type="string">
            <text:p>RECICLAMIENTO DE PAPE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72020">
            <text:p>372020</text:p>
          </table:table-cell>
          <table:table-cell office:value-type="string">
            <text:p>RECICLAMIENTO DE VIDRI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72090">
            <text:p>372090</text:p>
          </table:table-cell>
          <table:table-cell office:value-type="string">
            <text:p>RECICLAMIENTO DE OTROS DESPERDICIOS Y DESECHO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01011">
            <text:p>401011</text:p>
          </table:table-cell>
          <table:table-cell office:value-type="string">
            <text:p>GENERACIÓN HIDROELÉCTRIC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01012">
            <text:p>401012</text:p>
          </table:table-cell>
          <table:table-cell office:value-type="string">
            <text:p>GENERACIÓN EN CENTRALES TERMOELÉCTRICA DE CICLOS COMBINAD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01013">
            <text:p>401013</text:p>
          </table:table-cell>
          <table:table-cell office:value-type="string">
            <text:p>GENERACIÓN EN OTRAS CENTRALES TERMOELÉCTRIC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01019">
            <text:p>401019</text:p>
          </table:table-cell>
          <table:table-cell office:value-type="string">
            <text:p>GENERACIÓN EN OTRAS CENTRALE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01020">
            <text:p>401020</text:p>
          </table:table-cell>
          <table:table-cell office:value-type="string">
            <text:p>TRANSMISIÓN DE ENERGÍA ELÉCTRIC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01030">
            <text:p>401030</text:p>
          </table:table-cell>
          <table:table-cell office:value-type="string">
            <text:p>DISTRIBUCIÓN DE ENERGIA ELÉCTRIC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02000">
            <text:p>402000</text:p>
          </table:table-cell>
          <table:table-cell office:value-type="string">
            <text:p>FABRICACIÓN DE GAS; DISTRIBUCIÓN DE COMBUSTIBLES GASEOSOS POR TUBERÍ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03000">
            <text:p>403000</text:p>
          </table:table-cell>
          <table:table-cell office:value-type="string">
            <text:p>SUMINISTRO DE VAPOR Y AGUA CALIENT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0000">
            <text:p>410000</text:p>
          </table:table-cell>
          <table:table-cell office:value-type="string">
            <text:p>CAPTACIÓN, DEPURACIÓN Y DISTRIBUCIÓN DE AGU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1010">
            <text:p>451010</text:p>
          </table:table-cell>
          <table:table-cell office:value-type="string">
            <text:p>PREPARACIÓN DEL TERRENO, EXCAVACIONES Y MOVIMIENTOS DE TIERR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51020">
            <text:p>451020</text:p>
          </table:table-cell>
          <table:table-cell office:value-type="string">
            <text:p>SERVICIOS DE DEMOLICIÓN Y EL DERRIBO DE EDIFICIOS Y OTRAS ESTRUCTUR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52010">
            <text:p>452010</text:p>
          </table:table-cell>
          <table:table-cell office:value-type="string">
            <text:p>CONSTRUCCIÓN DE EDIFICIOS COMPLETOS O DE PARTES DE EDIFICI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52020">
            <text:p>452020</text:p>
          </table:table-cell>
          <table:table-cell office:value-type="string">
            <text:p>OBRAS DE INGENIERÍ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53000">
            <text:p>453000</text:p>
          </table:table-cell>
          <table:table-cell office:value-type="string">
            <text:p>ACONDICIONAMIENTO DE EDIFICI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54000">
            <text:p>454000</text:p>
          </table:table-cell>
          <table:table-cell office:value-type="string">
            <text:p>OBRAS MENORES EN CONSTRUCCIÓN (CONTRATISTAS, ALBANILES, CARPINTEROS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55000">
            <text:p>455000</text:p>
          </table:table-cell>
          <table:table-cell office:value-type="string">
            <text:p>ALQUILER DE EQUIPO DE CONSTRUCCIÓN O DEMOLICIÓN DOTADO DE OPERARI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01010">
            <text:p>501010</text:p>
          </table:table-cell>
          <table:table-cell office:value-type="string">
            <text:p>VENTA AL POR MAYOR DE VEHÍCULOS AUTOMOTORES (IMPORTACIÓN, DISTRIBUCIÓN) EXCEPTO MOTOCICLET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01020">
            <text:p>501020</text:p>
          </table:table-cell>
          <table:table-cell office:value-type="string">
            <text:p>VENTA O COMPRAVENTA AL POR MENOR DE VEHÍCULOS AUTOMOTORES NUEVOS O USADOS; EXCEPTO MOTOCICLET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02010">
            <text:p>502010</text:p>
          </table:table-cell>
          <table:table-cell office:value-type="string">
            <text:p>SERVICIO DE LAVADO DE VEHÍCULOS AUTOMOTOR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2020">
            <text:p>502020</text:p>
          </table:table-cell>
          <table:table-cell office:value-type="string">
            <text:p>SERVICIOS DE REMOLQUE DE VEHÍCULOS (GRUAS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02080">
            <text:p>502080</text:p>
          </table:table-cell>
          <table:table-cell office:value-type="string">
            <text:p>MANTENIMIENTO Y REPARACIÓN DE VEHÍCULOS AUTOMOTOR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3000">
            <text:p>503000</text:p>
          </table:table-cell>
          <table:table-cell office:value-type="string">
            <text:p>VENTA DE PARTES, PIEZAS Y ACCESORIOS DE VEHÍCULOS AUTOMOTO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04010">
            <text:p>504010</text:p>
          </table:table-cell>
          <table:table-cell office:value-type="string">
            <text:p>VENTA DE MOTOCICLET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04020">
            <text:p>504020</text:p>
          </table:table-cell>
          <table:table-cell office:value-type="string">
            <text:p>VENTA DE PIEZAS Y ACCESORIOS DE MOTOCICLET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04080">
            <text:p>504080</text:p>
          </table:table-cell>
          <table:table-cell office:value-type="string">
            <text:p>REPARACIÓN DE MOTOCICLET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5000">
            <text:p>505000</text:p>
          </table:table-cell>
          <table:table-cell office:value-type="string">
            <text:p>VENTA AL POR MENOR DE COMBUSTIBLE PARA AUTOMOTO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1010">
            <text:p>511010</text:p>
          </table:table-cell>
          <table:table-cell office:value-type="string">
            <text:p>CORRETAJE DE PRODUCTOS AGRÍCOL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1020">
            <text:p>511020</text:p>
          </table:table-cell>
          <table:table-cell office:value-type="string">
            <text:p>CORRETAJE DE GANADO (FERIAS DE GANAD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1030">
            <text:p>511030</text:p>
          </table:table-cell>
          <table:table-cell office:value-type="string">
            <text:p>OTROS TIPOS DE CORRETAJES O REMATES N.C.P. (NO INCLUYE SERVICIOS DE MARTILLER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2110">
            <text:p>512110</text:p>
          </table:table-cell>
          <table:table-cell office:value-type="string">
            <text:p>VENTA AL POR MAYOR DE ANIMALES VIV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2120">
            <text:p>512120</text:p>
          </table:table-cell>
          <table:table-cell office:value-type="string">
            <text:p>VENTA AL POR MAYOR DE PRODUCTOS PECUARIOS (LANAS, PIELES, CUEROS SIN PROCESAR); EXCEPTO ALIMENT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2130">
            <text:p>512130</text:p>
          </table:table-cell>
          <table:table-cell office:value-type="string">
            <text:p>VENTA AL POR MAYOR DE MATERIAS PRIMAS AGRÍCOL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2210">
            <text:p>512210</text:p>
          </table:table-cell>
          <table:table-cell office:value-type="string">
            <text:p>MAYORISTA DE FRUTAS Y VERDUR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2220">
            <text:p>512220</text:p>
          </table:table-cell>
          <table:table-cell office:value-type="string">
            <text:p>MAYORISTAS DE CARN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2230">
            <text:p>512230</text:p>
          </table:table-cell>
          <table:table-cell office:value-type="string">
            <text:p>MAYORISTAS DE PRODUCTOS DEL MAR (PESCADO, MARISCOS, ALGAS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2240">
            <text:p>512240</text:p>
          </table:table-cell>
          <table:table-cell office:value-type="string">
            <text:p>MAYORISTAS DE VINOS Y BEBIDAS ALCOHÓLICAS Y DE FANTASÍ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2250">
            <text:p>512250</text:p>
          </table:table-cell>
          <table:table-cell office:value-type="string">
            <text:p>VENTA AL POR MAYOR DE CONFIT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2260">
            <text:p>512260</text:p>
          </table:table-cell>
          <table:table-cell office:value-type="string">
            <text:p>VENTA AL POR MAYOR DE TABACO Y PRODUCTOS DERIVAD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2290">
            <text:p>512290</text:p>
          </table:table-cell>
          <table:table-cell office:value-type="string">
            <text:p>VENTA AL POR MAYOR DE HUEVOS, LECHE, ABARROTES, Y OTROS ALIMENTO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3100">
            <text:p>513100</text:p>
          </table:table-cell>
          <table:table-cell office:value-type="string">
            <text:p>VENTA AL POR MAYOR DE PRODUCTOS TEXTILES, PRENDAS DE VESTIR Y CALZAD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3910">
            <text:p>513910</text:p>
          </table:table-cell>
          <table:table-cell office:value-type="string">
            <text:p>VENTA AL POR MAYOR DE MUEB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3920">
            <text:p>513920</text:p>
          </table:table-cell>
          <table:table-cell office:value-type="string">
            <text:p>VENTA AL POR MAYOR DE ARTÍCULOS ELÉCTRICOS Y ELECTRÓNICOS PARA EL HOG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3930">
            <text:p>513930</text:p>
          </table:table-cell>
          <table:table-cell office:value-type="string">
            <text:p>VENTA AL POR MAYOR DE ARTÍCULOS DE PERFUMERÍA, COSMÉTICOS, JABONES Y PRODUCTOS DE LIMPIEZ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3940">
            <text:p>513940</text:p>
          </table:table-cell>
          <table:table-cell office:value-type="string">
            <text:p>VENTA AL POR MAYOR DE PAPEL Y CART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3951">
            <text:p>513951</text:p>
          </table:table-cell>
          <table:table-cell office:value-type="string">
            <text:p>VENTA AL POR MAYOR DE LIB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3952">
            <text:p>513952</text:p>
          </table:table-cell>
          <table:table-cell office:value-type="string">
            <text:p>VENTA AL POR MAYOR DE REVISTAS Y PERIÓD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3960">
            <text:p>513960</text:p>
          </table:table-cell>
          <table:table-cell office:value-type="string">
            <text:p>VENTA AL POR MAYOR DE PRODUCTOS FARMACEUT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3970">
            <text:p>513970</text:p>
          </table:table-cell>
          <table:table-cell office:value-type="string">
            <text:p>VENTA AL POR MAYOR DE INSTRUMENTOS CIENTÍFICOS Y QUIRÚRG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3990">
            <text:p>513990</text:p>
          </table:table-cell>
          <table:table-cell office:value-type="string">
            <text:p>VENTA AL POR MAYOR DE OTROS ENSERES DOMÉSTICO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4110">
            <text:p>514110</text:p>
          </table:table-cell>
          <table:table-cell office:value-type="string">
            <text:p>VENTA AL POR MAYOR DE COMBUSTIBLES LÍQUID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4120">
            <text:p>514120</text:p>
          </table:table-cell>
          <table:table-cell office:value-type="string">
            <text:p>VENTA AL POR MAYOR DE COMBUSTIBLES SÓLID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4130">
            <text:p>514130</text:p>
          </table:table-cell>
          <table:table-cell office:value-type="string">
            <text:p>VENTA AL POR MAYOR DE COMBUSTIBLES GASEOS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4140">
            <text:p>514140</text:p>
          </table:table-cell>
          <table:table-cell office:value-type="string">
            <text:p>VENTA AL POR MAYOR DE PRODUCTOS CONEXOS A LOS COMBUSTIB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4200">
            <text:p>514200</text:p>
          </table:table-cell>
          <table:table-cell office:value-type="string">
            <text:p>VENTA AL POR MAYOR DE METALES Y MINERALES METALÍFE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4310">
            <text:p>514310</text:p>
          </table:table-cell>
          <table:table-cell office:value-type="string">
            <text:p>VENTA AL POR MAYOR DE MADERA NO TRABAJADA Y PRODUCTOS RESULTANTES DE SU ELABORACIÓN PRIMARI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4320">
            <text:p>514320</text:p>
          </table:table-cell>
          <table:table-cell office:value-type="string">
            <text:p>VENTA AL POR MAYOR DE MATERIALES DE CONSTRUCCIÓN, ARTÍCULOS DE FERRETERÍA Y RELACIONAD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4910">
            <text:p>514910</text:p>
          </table:table-cell>
          <table:table-cell office:value-type="string">
            <text:p>VENTA AL POR MAYOR DE PRODUCTOS QUÍM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4920">
            <text:p>514920</text:p>
          </table:table-cell>
          <table:table-cell office:value-type="string">
            <text:p>VENTA AL POR MAYOR DE DESECHOS METÁLICOS (CHATARRA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4930">
            <text:p>514930</text:p>
          </table:table-cell>
          <table:table-cell office:value-type="string">
            <text:p>VENTA AL POR MAYOR DE INSUMOS VETERINARI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4990">
            <text:p>514990</text:p>
          </table:table-cell>
          <table:table-cell office:value-type="string">
            <text:p>VENTA AL POR MAYOR DE OTROS PRODUCTOS INTERMEDIOS, DESPERDICIOS Y DESECHO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5001">
            <text:p>515001</text:p>
          </table:table-cell>
          <table:table-cell office:value-type="string">
            <text:p>VENTA AL POR MAYOR DE MAQUINARIA AGRÍCOLA Y FOREST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5002">
            <text:p>515002</text:p>
          </table:table-cell>
          <table:table-cell office:value-type="string">
            <text:p>VENTA AL POR MAYOR DE MAQUINARIA METALÚRGIC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5003">
            <text:p>515003</text:p>
          </table:table-cell>
          <table:table-cell office:value-type="string">
            <text:p>VENTA AL POR MAYOR DE MAQUINARIA PARA LA MINERÍ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5004">
            <text:p>515004</text:p>
          </table:table-cell>
          <table:table-cell office:value-type="string">
            <text:p>VENTA AL POR MAYOR DE MAQUINARIA PARA LA CONSTRUC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5005">
            <text:p>515005</text:p>
          </table:table-cell>
          <table:table-cell office:value-type="string">
            <text:p>VENTA AL POR MAYOR DE MAQUINARIA PARA LA ELABORACIÓN DE ALIMENTOS, BEBIDAS Y TABAC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5006">
            <text:p>515006</text:p>
          </table:table-cell>
          <table:table-cell office:value-type="string">
            <text:p>VENTA AL POR MAYOR DE MAQUINARIA PARA TEXTILES Y CUE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5007">
            <text:p>515007</text:p>
          </table:table-cell>
          <table:table-cell office:value-type="string">
            <text:p>VENTA AL POR MAYOR DE MÁQUINAS Y EQUIPOS DE OFICINA; INCLUYE MATERIALES CONEX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5008">
            <text:p>515008</text:p>
          </table:table-cell>
          <table:table-cell office:value-type="string">
            <text:p>VENTA AL POR MAYOR DE MAQUINARIA Y EQUIPO DE TRANSPORTE EXCEPTO VEHÍCULOS AUTOMOTO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5009">
            <text:p>515009</text:p>
          </table:table-cell>
          <table:table-cell office:value-type="string">
            <text:p>VENTA AL POR MAYOR DE MAQUINARIA, HERRAMIENTAS, EQUIPO Y MATERIALE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19000">
            <text:p>519000</text:p>
          </table:table-cell>
          <table:table-cell office:value-type="string">
            <text:p>VENTA AL POR MAYOR DE OTROS PRODUCTO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1111">
            <text:p>521111</text:p>
          </table:table-cell>
          <table:table-cell office:value-type="string">
            <text:p>GRANDES ESTABLECIMIENTOS (VENTA DE ALIMENTOS); HIPERMERCAD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1112">
            <text:p>521112</text:p>
          </table:table-cell>
          <table:table-cell office:value-type="string">
            <text:p>ALMACENES MEDIANOS (VENTA DE ALIMENTOS); SUPERMERCADOS, MINIMARKET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1120">
            <text:p>521120</text:p>
          </table:table-cell>
          <table:table-cell office:value-type="string">
            <text:p>ALMACENES PEQUENOS (VENTA DE ALIMENTOS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1200">
            <text:p>521200</text:p>
          </table:table-cell>
          <table:table-cell office:value-type="string">
            <text:p>GRANDES TIENDAS - PRODUCTOS DE FERRETERÍA Y PARA EL HOG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1300">
            <text:p>521300</text:p>
          </table:table-cell>
          <table:table-cell office:value-type="string">
            <text:p>GRANDES TIENDAS - VESTUARIO Y PRODUCTOS PARA EL HOG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1900">
            <text:p>521900</text:p>
          </table:table-cell>
          <table:table-cell office:value-type="string">
            <text:p>VENTA AL POR MENOR DE OTROS PRODUCTOS EN PEQUENOS ALMACENES NO ESPECIALIZAD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2010">
            <text:p>522010</text:p>
          </table:table-cell>
          <table:table-cell office:value-type="string">
            <text:p>VENTA AL POR MENOR DE BEBIDAS Y LICORES (BOTILLERÍAS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2020">
            <text:p>522020</text:p>
          </table:table-cell>
          <table:table-cell office:value-type="string">
            <text:p>VENTA AL POR MENOR DE CARNES (ROJAS, BLANCAS, OTRAS) PRODUCTOS CÁRNICOS Y SIMILA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2030">
            <text:p>522030</text:p>
          </table:table-cell>
          <table:table-cell office:value-type="string">
            <text:p>COMERCIO AL POR MENOR DE VERDURAS Y FRUTAS (VERDULERÍA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2040">
            <text:p>522040</text:p>
          </table:table-cell>
          <table:table-cell office:value-type="string">
            <text:p>VENTA AL POR MENOR DE PESCADOS, MARISCOS Y PRODUCTOS CONEX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2050">
            <text:p>522050</text:p>
          </table:table-cell>
          <table:table-cell office:value-type="string">
            <text:p>VENTA AL POR MENOR DE PRODUCTOS DE PANADERÍA Y PASTELERÍ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2060">
            <text:p>522060</text:p>
          </table:table-cell>
          <table:table-cell office:value-type="string">
            <text:p>VENTA AL POR MENOR DE ALIMENTOS PARA MASCOTAS Y ANIMALES EN GENER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2070">
            <text:p>522070</text:p>
          </table:table-cell>
          <table:table-cell office:value-type="string">
            <text:p>VENTA AL POR MENOR DE AVES Y HUEV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2090">
            <text:p>522090</text:p>
          </table:table-cell>
          <table:table-cell office:value-type="string">
            <text:p>VENTA AL POR MENOR DE PRODUCTOS DE CONFITERÍAS, CIGARRILLOS, Y OT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111">
            <text:p>523111</text:p>
          </table:table-cell>
          <table:table-cell office:value-type="string">
            <text:p>FARMACIAS - PERTENECIENTES A CADENA DE ESTABLECIMIENT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112">
            <text:p>523112</text:p>
          </table:table-cell>
          <table:table-cell office:value-type="string">
            <text:p>FARMACIAS INDEPENDIENT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120">
            <text:p>523120</text:p>
          </table:table-cell>
          <table:table-cell office:value-type="string">
            <text:p>VENTA AL POR MENOR DE PRODUCTOS MEDICIN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130">
            <text:p>523130</text:p>
          </table:table-cell>
          <table:table-cell office:value-type="string">
            <text:p>VENTA AL POR MENOR DE ARTÍCULOS ORTOPÉD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140">
            <text:p>523140</text:p>
          </table:table-cell>
          <table:table-cell office:value-type="string">
            <text:p>VENTA AL POR MENOR DE ARTÍCULOS DE TOCADOR Y COSMÉT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210">
            <text:p>523210</text:p>
          </table:table-cell>
          <table:table-cell office:value-type="string">
            <text:p>VENTA AL POR MENOR DE CALZAD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220">
            <text:p>523220</text:p>
          </table:table-cell>
          <table:table-cell office:value-type="string">
            <text:p>VENTA AL POR MENOR DE PRENDAS DE VESTIR EN GENERAL, INCLUYE ACCESORI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230">
            <text:p>523230</text:p>
          </table:table-cell>
          <table:table-cell office:value-type="string">
            <text:p>VENTA AL POR MENOR DE LANAS, HILOS Y SIMILA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240">
            <text:p>523240</text:p>
          </table:table-cell>
          <table:table-cell office:value-type="string">
            <text:p>VENTA AL POR MENOR DE MALETERÍAS, TALABARTERÍAS Y ARTÍCULOS DE CUER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250">
            <text:p>523250</text:p>
          </table:table-cell>
          <table:table-cell office:value-type="string">
            <text:p>VENTA AL POR MENOR DE ROPA INTERIOR Y PRENDAS DE USO PERSON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290">
            <text:p>523290</text:p>
          </table:table-cell>
          <table:table-cell office:value-type="string">
            <text:p>COMERCIO AL POR MENOR DE TEXTILES PARA EL HOGAR Y OTROS PRODUCTOS TEXTILE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310">
            <text:p>523310</text:p>
          </table:table-cell>
          <table:table-cell office:value-type="string">
            <text:p>VENTA AL POR MENOR DE ARTÍCULOS ELECTRODOMÉSTICOS Y ELECTRÓNICOS PARA EL HOG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320">
            <text:p>523320</text:p>
          </table:table-cell>
          <table:table-cell office:value-type="string">
            <text:p>VENTA AL POR MENOR DE CRISTALES, LOZAS, PORCELANA, MENAJE (CRISTALERÍAS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330">
            <text:p>523330</text:p>
          </table:table-cell>
          <table:table-cell office:value-type="string">
            <text:p>VENTA AL POR MENOR DE MUEBLES; INCLUYE COLCHON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340">
            <text:p>523340</text:p>
          </table:table-cell>
          <table:table-cell office:value-type="string">
            <text:p>VENTA AL POR MENOR DE INSTRUMENTOS MUSICALES (CASA DE MÚSICA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350">
            <text:p>523350</text:p>
          </table:table-cell>
          <table:table-cell office:value-type="string">
            <text:p>VENTA AL POR MENOR DE DISCOS, CASSETTES, DVD Y VIDE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360">
            <text:p>523360</text:p>
          </table:table-cell>
          <table:table-cell office:value-type="string">
            <text:p>VENTA AL POR MENOR DE LÁMPARAS, APLIQUÉS Y SIMILA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390">
            <text:p>523390</text:p>
          </table:table-cell>
          <table:table-cell office:value-type="string">
            <text:p>VENTA AL POR MENOR DE APARATOS, ARTÍCULOS, EQUIPO DE USO DOMÉSTICO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410">
            <text:p>523410</text:p>
          </table:table-cell>
          <table:table-cell office:value-type="string">
            <text:p>VENTA AL POR MENOR DE ARTÍCULOS DE FERRETERÍA Y MATERIALES DE CONSTRUC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420">
            <text:p>523420</text:p>
          </table:table-cell>
          <table:table-cell office:value-type="string">
            <text:p>VENTA AL POR MENOR DE PINTURAS, BARNICES Y LAC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430">
            <text:p>523430</text:p>
          </table:table-cell>
          <table:table-cell office:value-type="string">
            <text:p>COMERCIO AL POR MENOR DE PRODUCTOS DE VIDRI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11">
            <text:p>523911</text:p>
          </table:table-cell>
          <table:table-cell office:value-type="string">
            <text:p>COMERCIO AL POR MENOR DE ARTÍCULOS FOTOGRÁF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12">
            <text:p>523912</text:p>
          </table:table-cell>
          <table:table-cell office:value-type="string">
            <text:p>COMERCIO AL POR MENOR DE ARTÍCULOS ÓPT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21">
            <text:p>523921</text:p>
          </table:table-cell>
          <table:table-cell office:value-type="string">
            <text:p>COMERCIO POR MENOR DE JUGUET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22">
            <text:p>523922</text:p>
          </table:table-cell>
          <table:table-cell office:value-type="string">
            <text:p>COMERCIO AL POR MENOR DE LIB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23">
            <text:p>523923</text:p>
          </table:table-cell>
          <table:table-cell office:value-type="string">
            <text:p>COMERCIO AL POR MENOR DE REVISTAS Y DIARI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24">
            <text:p>523924</text:p>
          </table:table-cell>
          <table:table-cell office:value-type="string">
            <text:p>COMERCIO DE ARTÍCULOS DE SUMINISTROS DE OFICINAS Y ARTÍCULOS DE ESCRITORIO EN GENER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30">
            <text:p>523930</text:p>
          </table:table-cell>
          <table:table-cell office:value-type="string">
            <text:p>COMERCIO AL POR MENOR DE COMPUTADORAS, SOFTWARES Y SUMINIST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41">
            <text:p>523941</text:p>
          </table:table-cell>
          <table:table-cell office:value-type="string">
            <text:p>COMERCIO AL POR MENOR DE ARMERÍAS, ARTÍCULOS DE CAZA Y PESC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42">
            <text:p>523942</text:p>
          </table:table-cell>
          <table:table-cell office:value-type="string">
            <text:p>COMERCIO AL POR MENOR DE BICICLETAS Y SUS REPUEST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43">
            <text:p>523943</text:p>
          </table:table-cell>
          <table:table-cell office:value-type="string">
            <text:p>COMERCIO AL POR MENOR DE ARTÍCULOS DEPORTIV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50">
            <text:p>523950</text:p>
          </table:table-cell>
          <table:table-cell office:value-type="string">
            <text:p>COMERCIO AL POR MENOR DE ARTÍCULOS DE JOYERÍA, FANTASÍAS Y RELOJERÍ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61">
            <text:p>523961</text:p>
          </table:table-cell>
          <table:table-cell office:value-type="string">
            <text:p>VENTA AL POR MENOR DE GAS LICUADO EN BOMBON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69">
            <text:p>523969</text:p>
          </table:table-cell>
          <table:table-cell office:value-type="string">
            <text:p>VENTA AL POR MENOR DE CARBÓN, LENA Y OTROS COMBUSTIBLES DE USO DOMÉSTIC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91">
            <text:p>523991</text:p>
          </table:table-cell>
          <table:table-cell office:value-type="string">
            <text:p>COMERCIO AL POR MENOR DE ARTÍCULOS TÍPICOS (ARTESANÍAS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92">
            <text:p>523992</text:p>
          </table:table-cell>
          <table:table-cell office:value-type="string">
            <text:p>VENTA AL POR MENOR DE FLORES, PLANTAS, ÁRBOLES, SEMILLAS, ABON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93">
            <text:p>523993</text:p>
          </table:table-cell>
          <table:table-cell office:value-type="string">
            <text:p>VENTA AL POR MENOR DE MASCOTAS Y ACCESORI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3999">
            <text:p>523999</text:p>
          </table:table-cell>
          <table:table-cell office:value-type="string">
            <text:p>VENTAS AL POR MENOR DE OTROS PRODUCTOS EN ALMACENES ESPECIALIZADO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4010">
            <text:p>524010</text:p>
          </table:table-cell>
          <table:table-cell office:value-type="string">
            <text:p>COMERCIO AL POR MENOR DE ANTIGUEDAD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4020">
            <text:p>524020</text:p>
          </table:table-cell>
          <table:table-cell office:value-type="string">
            <text:p>COMERCIO AL POR MENOR DE ROPA USAD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4090">
            <text:p>524090</text:p>
          </table:table-cell>
          <table:table-cell office:value-type="string">
            <text:p>COMERCIO AL POR MENOR DE ARTÍCULOS Y ARTEFACTOS USADO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5110">
            <text:p>525110</text:p>
          </table:table-cell>
          <table:table-cell office:value-type="string">
            <text:p>VENTA AL POR MENOR EN EMPRESAS DE VENTA A DISTANCIA POR CORRE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5120">
            <text:p>525120</text:p>
          </table:table-cell>
          <table:table-cell office:value-type="string">
            <text:p>VENTA AL POR MENOR EN EMPRESAS DE VENTA A DISTANCIA VÍA TELEFÓNIC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5130">
            <text:p>525130</text:p>
          </table:table-cell>
          <table:table-cell office:value-type="string">
            <text:p>VENTA AL POR MENOR EN EMPRESAS DE VENTA A DISTANCIA VÍA INTERNET; COMERCIO ELECTRÓNIC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5200">
            <text:p>525200</text:p>
          </table:table-cell>
          <table:table-cell office:value-type="string">
            <text:p>VENTA AL POR MENOR EN PUESTOS DE VENTA Y MERCAD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5911">
            <text:p>525911</text:p>
          </table:table-cell>
          <table:table-cell office:value-type="string">
            <text:p>VENTA AL POR MENOR REALIZADA POR INDEPENDIENTES EN TRANSPORTE PÚBLICO (LEY 20.388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5919">
            <text:p>525919</text:p>
          </table:table-cell>
          <table:table-cell office:value-type="string">
            <text:p>VENTA AL POR MENOR NO REALIZADA EN ALMACENES DE PRODUCTOS PROPIO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5920">
            <text:p>525920</text:p>
          </table:table-cell>
          <table:table-cell office:value-type="string">
            <text:p>MÁQUINAS EXPENDEDOR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5930">
            <text:p>525930</text:p>
          </table:table-cell>
          <table:table-cell office:value-type="string">
            <text:p>VENTA AL POR MENOR A CAMBIO DE UNA RETRIBUCIÓN O POR CONTRAT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5990">
            <text:p>525990</text:p>
          </table:table-cell>
          <table:table-cell office:value-type="string">
            <text:p>OTROS TIPOS DE VENTA AL POR MENOR NO REALIZADA EN ALMACENE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26010">
            <text:p>526010</text:p>
          </table:table-cell>
          <table:table-cell office:value-type="string">
            <text:p>REPARACIÓN DE CALZADO Y OTROS ARTÍCULOS DE CUER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6020">
            <text:p>526020</text:p>
          </table:table-cell>
          <table:table-cell office:value-type="string">
            <text:p>REPARACIONES ELÉCTRICAS Y ELECTRÓNIC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6030">
            <text:p>526030</text:p>
          </table:table-cell>
          <table:table-cell office:value-type="string">
            <text:p>REPARACIÓN DE RELOJES Y JOY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6090">
            <text:p>526090</text:p>
          </table:table-cell>
          <table:table-cell office:value-type="string">
            <text:p>OTRAS REPARACIONES DE EFECTOS PERSONALES Y ENSERES DOMÉSTICOS N.C.P.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1010">
            <text:p>551010</text:p>
          </table:table-cell>
          <table:table-cell office:value-type="string">
            <text:p>HOTE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51020">
            <text:p>551020</text:p>
          </table:table-cell>
          <table:table-cell office:value-type="string">
            <text:p>MOTE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51030">
            <text:p>551030</text:p>
          </table:table-cell>
          <table:table-cell office:value-type="string">
            <text:p>RESIDENCI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51090">
            <text:p>551090</text:p>
          </table:table-cell>
          <table:table-cell office:value-type="string">
            <text:p>OTROS TIPOS DE HOSPEDAJE TEMPORAL COMO CAMPING, ALBERGUES, POSADAS, REFUGIOS Y SIMILA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52010">
            <text:p>552010</text:p>
          </table:table-cell>
          <table:table-cell office:value-type="string">
            <text:p>RESTAURANT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52020">
            <text:p>552020</text:p>
          </table:table-cell>
          <table:table-cell office:value-type="string">
            <text:p>ESTABLECIMIENTOS DE COMIDA RÁPIDA (BARES, FUENTES DE SODA, GELATERÍAS, PIZZERÍAS Y SIMILARES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52030">
            <text:p>552030</text:p>
          </table:table-cell>
          <table:table-cell office:value-type="string">
            <text:p>CASINOS Y CLUBES SOCI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52040">
            <text:p>552040</text:p>
          </table:table-cell>
          <table:table-cell office:value-type="string">
            <text:p>SERVICIOS DE COMIDA PREPARADA EN FORMA INDUSTRI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52050">
            <text:p>552050</text:p>
          </table:table-cell>
          <table:table-cell office:value-type="string">
            <text:p>SERVICIOS DE BANQUETES, BODAS Y OTRAS CELEBRACION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52090">
            <text:p>552090</text:p>
          </table:table-cell>
          <table:table-cell office:value-type="string">
            <text:p>SERVICIOS DE OTROS ESTABLECIMIENTOS QUE EXPENDEN COMIDAS Y BEBID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01001">
            <text:p>601001</text:p>
          </table:table-cell>
          <table:table-cell office:value-type="string">
            <text:p>TRANSPORTE INTERURBANO DE PASAJEROS POR FERROCARRI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01002">
            <text:p>601002</text:p>
          </table:table-cell>
          <table:table-cell office:value-type="string">
            <text:p>TRANSPORTE DE CARGA POR FERROCARRI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02110">
            <text:p>602110</text:p>
          </table:table-cell>
          <table:table-cell office:value-type="string">
            <text:p>TRANSPORTE URBANO DE PASAJEROS VÍA FERROCARRIL (INCLUYE METRO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120">
            <text:p>602120</text:p>
          </table:table-cell>
          <table:table-cell office:value-type="string">
            <text:p>TRANSPORTE URBANO DE PASAJEROS VÍA AUTOBUS (LOCOMOCIÓN COLECTIVA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130">
            <text:p>602130</text:p>
          </table:table-cell>
          <table:table-cell office:value-type="string">
            <text:p>TRANSPORTE INTERURBANO DE PASAJEROS VÍA AUTOBU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140">
            <text:p>602140</text:p>
          </table:table-cell>
          <table:table-cell office:value-type="string">
            <text:p>TRANSPORTE URBANO DE PASAJEROS VÍA TAXI COLECTIV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150">
            <text:p>602150</text:p>
          </table:table-cell>
          <table:table-cell office:value-type="string">
            <text:p>SERVICIOS DE TRANSPORTE ESCOL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160">
            <text:p>602160</text:p>
          </table:table-cell>
          <table:table-cell office:value-type="string">
            <text:p>SERVICIOS DE TRANSPORTE DE TRABAJADO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190">
            <text:p>602190</text:p>
          </table:table-cell>
          <table:table-cell office:value-type="string">
            <text:p>OTROS TIPOS DE TRANSPORTE REGULAR DE PASAJEROS POR VÍA TERRESTRE N.C.P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210">
            <text:p>602210</text:p>
          </table:table-cell>
          <table:table-cell office:value-type="string">
            <text:p>TRANSPORTES POR TAXIS LIBRES Y RADIOTAX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220">
            <text:p>602220</text:p>
          </table:table-cell>
          <table:table-cell office:value-type="string">
            <text:p>SERVICIOS DE TRANSPORTE A TURIST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230">
            <text:p>602230</text:p>
          </table:table-cell>
          <table:table-cell office:value-type="string">
            <text:p>TRANSPORTE DE PASAJEROS EN VEHÍCULOS DE TRACCIÓN HUMANA Y ANIM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290">
            <text:p>602290</text:p>
          </table:table-cell>
          <table:table-cell office:value-type="string">
            <text:p>OTROS TIPOS DE TRANSPORTE NO REGULAR DE PASAJEROS N.C.P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2300">
            <text:p>602300</text:p>
          </table:table-cell>
          <table:table-cell office:value-type="string">
            <text:p>TRANSPORTE DE CARGA POR CARRETER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03000">
            <text:p>603000</text:p>
          </table:table-cell>
          <table:table-cell office:value-type="string">
            <text:p>TRANSPORTE POR TUBERÍ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11001">
            <text:p>611001</text:p>
          </table:table-cell>
          <table:table-cell office:value-type="string">
            <text:p>TRANSPORTE MARÍTIMO Y DE CABOTAJE DE PASAJE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11002">
            <text:p>611002</text:p>
          </table:table-cell>
          <table:table-cell office:value-type="string">
            <text:p>TRANSPORTE MARÍTIMO Y DE CABOTAJE DE CARG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12001">
            <text:p>612001</text:p>
          </table:table-cell>
          <table:table-cell office:value-type="string">
            <text:p>TRANSPORTE DE PASAJEROS POR VÍAS DE NAVEGACIÓN INTERIO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12002">
            <text:p>612002</text:p>
          </table:table-cell>
          <table:table-cell office:value-type="string">
            <text:p>TRANSPORTE DE CARGA POR VÍAS DE NAVEGACIÓN INTERIO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21010">
            <text:p>621010</text:p>
          </table:table-cell>
          <table:table-cell office:value-type="string">
            <text:p>TRANSPORTE REGULAR POR VÍA AÉREA DE PASAJE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21020">
            <text:p>621020</text:p>
          </table:table-cell>
          <table:table-cell office:value-type="string">
            <text:p>TRANSPORTE REGULAR POR VÍA AÉREA DE CARG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22001">
            <text:p>622001</text:p>
          </table:table-cell>
          <table:table-cell office:value-type="string">
            <text:p>TRANSPORTE NO REGULAR POR VÍA AÉREA DE PASAJE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22002">
            <text:p>622002</text:p>
          </table:table-cell>
          <table:table-cell office:value-type="string">
            <text:p>TRANSPORTE NO REGULAR POR VÍA AÉREA DE CARG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30100">
            <text:p>630100</text:p>
          </table:table-cell>
          <table:table-cell office:value-type="string">
            <text:p>MANIPULACIÓN DE LA CARG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30200">
            <text:p>630200</text:p>
          </table:table-cell>
          <table:table-cell office:value-type="string">
            <text:p>SERVICIOS DE ALMACENAMIENTO Y DEPÓSIT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30310">
            <text:p>630310</text:p>
          </table:table-cell>
          <table:table-cell office:value-type="string">
            <text:p>TERMINALES TERRESTRES DE PASAJE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30320">
            <text:p>630320</text:p>
          </table:table-cell>
          <table:table-cell office:value-type="string">
            <text:p>ESTACIONAMIENTO DE VEHÍCULOS Y PARQUÍMET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30330">
            <text:p>630330</text:p>
          </table:table-cell>
          <table:table-cell office:value-type="string">
            <text:p>PUERTOS Y AEROPUERT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30340">
            <text:p>630340</text:p>
          </table:table-cell>
          <table:table-cell office:value-type="string">
            <text:p>SERVICIOS PRESTADOS POR CONCESIONARIOS DE CARRETER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30390">
            <text:p>630390</text:p>
          </table:table-cell>
          <table:table-cell office:value-type="string">
            <text:p>OTRAS ACTIVIDADES CONEXAS AL TRANSPORTE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30400">
            <text:p>630400</text:p>
          </table:table-cell>
          <table:table-cell office:value-type="string">
            <text:p>AGENCIAS Y ORGANIZADORES DE VIAJES; ACTIVIDADES DE ASISTENCIA A TURISTA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30910">
            <text:p>630910</text:p>
          </table:table-cell>
          <table:table-cell office:value-type="string">
            <text:p>AGENCIAS DE ADUAN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0920">
            <text:p>630920</text:p>
          </table:table-cell>
          <table:table-cell office:value-type="string">
            <text:p>AGENCIAS DE TRANSPORT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1100">
            <text:p>641100</text:p>
          </table:table-cell>
          <table:table-cell office:value-type="string">
            <text:p>ACTIVIDADES POSTALES NACIONAL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1200">
            <text:p>641200</text:p>
          </table:table-cell>
          <table:table-cell office:value-type="string">
            <text:p>ACTIVIDADES DE CORREO DISTINTAS DE LAS ACTIVIDADES POSTALES NACIONAL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2010">
            <text:p>642010</text:p>
          </table:table-cell>
          <table:table-cell office:value-type="string">
            <text:p>SERVICIOS DE TELEFONÍA FIJ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42020">
            <text:p>642020</text:p>
          </table:table-cell>
          <table:table-cell office:value-type="string">
            <text:p>SERVICIOS DE TELEFONÍA MÓVI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42030">
            <text:p>642030</text:p>
          </table:table-cell>
          <table:table-cell office:value-type="string">
            <text:p>PORTADORES TELEFÓNICOS (LARGA DISTANCIA NACIONAL E INTERNACIONAL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42040">
            <text:p>642040</text:p>
          </table:table-cell>
          <table:table-cell office:value-type="string">
            <text:p>SERVICIOS DE TELEVISIÓN NO ABIERT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42050">
            <text:p>642050</text:p>
          </table:table-cell>
          <table:table-cell office:value-type="string">
            <text:p>PROVEEDORES DE INTERNE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42061">
            <text:p>642061</text:p>
          </table:table-cell>
          <table:table-cell office:value-type="string">
            <text:p>CENTROS DE LLAMADOS; INCLUYE ENVÍO DE FAX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42062">
            <text:p>642062</text:p>
          </table:table-cell>
          <table:table-cell office:value-type="string">
            <text:p>CENTROS DE ACCESO A INTERNE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42090">
            <text:p>642090</text:p>
          </table:table-cell>
          <table:table-cell office:value-type="string">
            <text:p>OTROS SERVICIOS DE TELECOMUNICACIONE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1100">
            <text:p>651100</text:p>
          </table:table-cell>
          <table:table-cell office:value-type="string">
            <text:p>BANCA CENTR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1910">
            <text:p>651910</text:p>
          </table:table-cell>
          <table:table-cell office:value-type="string">
            <text:p>BAN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1920">
            <text:p>651920</text:p>
          </table:table-cell>
          <table:table-cell office:value-type="string">
            <text:p>FINANCIER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1990">
            <text:p>651990</text:p>
          </table:table-cell>
          <table:table-cell office:value-type="string">
            <text:p>OTROS TIPOS DE INTERMEDIACIÓN MONETARIA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9110">
            <text:p>659110</text:p>
          </table:table-cell>
          <table:table-cell office:value-type="string">
            <text:p>LEASING FINANCIER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9120">
            <text:p>659120</text:p>
          </table:table-cell>
          <table:table-cell office:value-type="string">
            <text:p>LEASING HABITACION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9210">
            <text:p>659210</text:p>
          </table:table-cell>
          <table:table-cell office:value-type="string">
            <text:p>FINANCIAMIENTO DEL FOMENTO DE LA PRODUC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9220">
            <text:p>659220</text:p>
          </table:table-cell>
          <table:table-cell office:value-type="string">
            <text:p>ACTIVIDADES DE CRÉDITO PRENDARI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9231">
            <text:p>659231</text:p>
          </table:table-cell>
          <table:table-cell office:value-type="string">
            <text:p>FACTORING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9232">
            <text:p>659232</text:p>
          </table:table-cell>
          <table:table-cell office:value-type="string">
            <text:p>SECURITIZADOR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9290">
            <text:p>659290</text:p>
          </table:table-cell>
          <table:table-cell office:value-type="string">
            <text:p>OTROS INSTITUCIONES FINANCIERA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9911">
            <text:p>659911</text:p>
          </table:table-cell>
          <table:table-cell office:value-type="string">
            <text:p>ADMINISTRADORAS DE FONDOS DE INVERS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9912">
            <text:p>659912</text:p>
          </table:table-cell>
          <table:table-cell office:value-type="string">
            <text:p>ADMINISTRADORAS DE FONDOS MUTU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9913">
            <text:p>659913</text:p>
          </table:table-cell>
          <table:table-cell office:value-type="string">
            <text:p>ADMINISTRADORAS DE FICES (FONDOS DE INVERSIÓN DE CAPITAL EXTRANJER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9914">
            <text:p>659914</text:p>
          </table:table-cell>
          <table:table-cell office:value-type="string">
            <text:p>ADMINISTRADORAS DE FONDOS PARA LA VIVIEND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9915">
            <text:p>659915</text:p>
          </table:table-cell>
          <table:table-cell office:value-type="string">
            <text:p>ADMINISTRADORAS DE FONDOS PARA OTROS FINES Y/O GENER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59920">
            <text:p>659920</text:p>
          </table:table-cell>
          <table:table-cell office:value-type="string">
            <text:p>SOCIEDADES DE INVERSIÓN Y RENTISTAS DE CAPITALES MOBILIARIOS EN GENE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0101">
            <text:p>660101</text:p>
          </table:table-cell>
          <table:table-cell office:value-type="string">
            <text:p>PLANES DE SEGURO DE VID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60102">
            <text:p>660102</text:p>
          </table:table-cell>
          <table:table-cell office:value-type="string">
            <text:p>PLANES DE REASEGUROS DE VID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60200">
            <text:p>660200</text:p>
          </table:table-cell>
          <table:table-cell office:value-type="string">
            <text:p>ADMINISTRADORAS DE FONDOS DE PENSIONES (AFP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60301">
            <text:p>660301</text:p>
          </table:table-cell>
          <table:table-cell office:value-type="string">
            <text:p>PLANES DE SEGUROS GENER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60302">
            <text:p>660302</text:p>
          </table:table-cell>
          <table:table-cell office:value-type="string">
            <text:p>PLANES DE REASEGUROS GENER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60400">
            <text:p>660400</text:p>
          </table:table-cell>
          <table:table-cell office:value-type="string">
            <text:p>ISAP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71100">
            <text:p>671100</text:p>
          </table:table-cell>
          <table:table-cell office:value-type="string">
            <text:p>ADMINISTRACIÓN DE MERCADOS FINANCIE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71210">
            <text:p>671210</text:p>
          </table:table-cell>
          <table:table-cell office:value-type="string">
            <text:p>CORREDORES DE BOLS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71220">
            <text:p>671220</text:p>
          </table:table-cell>
          <table:table-cell office:value-type="string">
            <text:p>AGENTES DE VALO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71290">
            <text:p>671290</text:p>
          </table:table-cell>
          <table:table-cell office:value-type="string">
            <text:p>OTROS SERVICIOS DE CORRETAJ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71910">
            <text:p>671910</text:p>
          </table:table-cell>
          <table:table-cell office:value-type="string">
            <text:p>CÁMARA DE COMPENSA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71921">
            <text:p>671921</text:p>
          </table:table-cell>
          <table:table-cell office:value-type="string">
            <text:p>ADMINISTRADORA DE TARJETAS DE CRÉDIT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71929">
            <text:p>671929</text:p>
          </table:table-cell>
          <table:table-cell office:value-type="string">
            <text:p>EMPRESAS DE ASESORÍA, CONSULTORÍA FINANCIERA Y DE APOYO AL GIR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1930">
            <text:p>671930</text:p>
          </table:table-cell>
          <table:table-cell office:value-type="string">
            <text:p>CLASIFICADORES DE RIESG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71940">
            <text:p>671940</text:p>
          </table:table-cell>
          <table:table-cell office:value-type="string">
            <text:p>CASAS DE CAMBIO Y OPERADORES DE DIVIS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1990">
            <text:p>671990</text:p>
          </table:table-cell>
          <table:table-cell office:value-type="string">
            <text:p>OTRAS ACTIVIDADES AUXILIARES DE LA INTERMEDIACIÓN FINANCIERA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72010">
            <text:p>672010</text:p>
          </table:table-cell>
          <table:table-cell office:value-type="string">
            <text:p>CORREDORES DE SEGUR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2020">
            <text:p>672020</text:p>
          </table:table-cell>
          <table:table-cell office:value-type="string">
            <text:p>AGENTES Y LIQUIDADORES DE SEGUR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72090">
            <text:p>672090</text:p>
          </table:table-cell>
          <table:table-cell office:value-type="string">
            <text:p>OTRAS ACTIVIDADES AUXILIARES DE LA FINANCIACIÓN DE PLANES DE SEGUROS Y DE PENSIONES N.C.P.</text:p>
          </table:table-cell>
          <table:table-cell table:number-columns-repeated="2"/>
        </table:table-row>
        <table:table-row table:style-name="ro1">
          <table:table-cell office:value-type="float" office:value="701001">
            <text:p>701001</text:p>
          </table:table-cell>
          <table:table-cell office:value-type="string">
            <text:p>ARRIENDO DE INMUEBLES AMOBLADOS O CON EQUIPOS Y MAQUINARI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01009">
            <text:p>701009</text:p>
          </table:table-cell>
          <table:table-cell office:value-type="string">
            <text:p>COMPRA, VENTA Y ALQUILER (EXCEPTO AMOBLADOS) DE INMUEBLES PROPIOS O ARRENDAD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2000">
            <text:p>702000</text:p>
          </table:table-cell>
          <table:table-cell office:value-type="string">
            <text:p>CORREDORES DE PROPIEDADES</text:p>
          </table:table-cell>
          <table:table-cell table:number-columns-repeated="2"/>
        </table:table-row>
        <table:table-row table:style-name="ro1">
          <table:table-cell office:value-type="float" office:value="711101">
            <text:p>711101</text:p>
          </table:table-cell>
          <table:table-cell office:value-type="string">
            <text:p>ALQUILER DE AUTOS Y CAMIONETAS SIN CHOF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11102">
            <text:p>711102</text:p>
          </table:table-cell>
          <table:table-cell office:value-type="string">
            <text:p>ALQUILER DE OTROS EQUIPOS DE TRANSPORTE POR VÍA TERRESTRE SIN OPERARI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11200">
            <text:p>711200</text:p>
          </table:table-cell>
          <table:table-cell office:value-type="string">
            <text:p>ALQUILER DE TRANSPORTE POR VÍA ACUÁTICA SIN TRIPULA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11300">
            <text:p>711300</text:p>
          </table:table-cell>
          <table:table-cell office:value-type="string">
            <text:p>ALQUILER DE EQUIPO DE TRANSPORTE POR VÍA AÉREA SIN TRIPULANT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12100">
            <text:p>712100</text:p>
          </table:table-cell>
          <table:table-cell office:value-type="string">
            <text:p>ALQUILER DE MAQUINARIA Y EQUIPO AGROPECUARI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12200">
            <text:p>712200</text:p>
          </table:table-cell>
          <table:table-cell office:value-type="string">
            <text:p>ALQUILER DE MAQUINARIA Y EQUIPO DE CONSTRUCCIÓN E INGENIERÍA CIVI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12300">
            <text:p>712300</text:p>
          </table:table-cell>
          <table:table-cell office:value-type="string">
            <text:p>ALQUILER DE MAQUINARIA Y EQUIPO DE OFICINA (SIN OPERARIOS NI SERVICIO ADMINISTRATIVO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12900">
            <text:p>712900</text:p>
          </table:table-cell>
          <table:table-cell office:value-type="string">
            <text:p>ALQUILER DE OTROS TIPOS DE MAQUINARIAS Y EQUIPO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13010">
            <text:p>713010</text:p>
          </table:table-cell>
          <table:table-cell office:value-type="string">
            <text:p>ALQUILER DE BICICLETAS Y ARTÍCULOS PARA DEPORT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13020">
            <text:p>713020</text:p>
          </table:table-cell>
          <table:table-cell office:value-type="string">
            <text:p>ARRIENDO DE VIDEOS, JUEGOS DE VIDEO, Y EQUIPOS REPRODUCTORES DE VIDEO, MÚSICA Y SIMILA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13030">
            <text:p>713030</text:p>
          </table:table-cell>
          <table:table-cell office:value-type="string">
            <text:p>ALQUILER DE MOBILIARIO PARA EVENTOS (SILLAS, MESAS, MESONES, VAJILLAS, TOLDOS Y RELACIONADOS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13090">
            <text:p>713090</text:p>
          </table:table-cell>
          <table:table-cell office:value-type="string">
            <text:p>ALQUILER DE OTROS EFECTOS PERSONALES Y ENSERES DOMÉSTICO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22000">
            <text:p>722000</text:p>
          </table:table-cell>
          <table:table-cell office:value-type="string">
            <text:p>ASESORES Y CONSULTORES EN INFORMÁTICA (SOFTWARE)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24000">
            <text:p>724000</text:p>
          </table:table-cell>
          <table:table-cell office:value-type="string">
            <text:p>PROCESAMIENTO DE DATOS Y ACTIVIDADES RELACIONADAS CON BASES DE DAT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5000">
            <text:p>725000</text:p>
          </table:table-cell>
          <table:table-cell office:value-type="string">
            <text:p>MANTENIMIENTO Y REPARACIÓN DE MAQUINARIA DE OFICINA, CONTABILIDAD E INFORMÁTIC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26000">
            <text:p>726000</text:p>
          </table:table-cell>
          <table:table-cell office:value-type="string">
            <text:p>EMPRESAS DE SERVICIOS INTEGRALES DE INFORMÁTIC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1000">
            <text:p>731000</text:p>
          </table:table-cell>
          <table:table-cell office:value-type="string">
            <text:p>INVESTIGACIONES Y DESARROLLO EXPERIMENTAL EN EL CAMPO DE LAS CIENCIAS NATURALES Y LA INGENIERÍ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2000">
            <text:p>732000</text:p>
          </table:table-cell>
          <table:table-cell office:value-type="string">
            <text:p>INVESTIGACIONES Y DESARROLLO EXPERIMENTAL EN EL CAMPO DE LAS CIENCIAS SOCIALES Y LAS HUMANIDAD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1110">
            <text:p>741110</text:p>
          </table:table-cell>
          <table:table-cell office:value-type="string">
            <text:p>SERVICIOS JURÍDIC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1120">
            <text:p>741120</text:p>
          </table:table-cell>
          <table:table-cell office:value-type="string">
            <text:p>SERVICIO NOTARI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1130">
            <text:p>741130</text:p>
          </table:table-cell>
          <table:table-cell office:value-type="string">
            <text:p>CONSERVADOR DE BIENES RAIC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1140">
            <text:p>741140</text:p>
          </table:table-cell>
          <table:table-cell office:value-type="string">
            <text:p>RECEPTORES JUDICIAL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1190">
            <text:p>741190</text:p>
          </table:table-cell>
          <table:table-cell office:value-type="string">
            <text:p>ARBITRAJES, SÍNDICOS, PERITOS Y OTR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1200">
            <text:p>741200</text:p>
          </table:table-cell>
          <table:table-cell office:value-type="string">
            <text:p>ACTIVIDADES DE CONTABILIDAD, TENEDURÍA DE LIBROS Y AUDITORÍA; ASESORAMIENTOS TRIBUTARI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1300">
            <text:p>741300</text:p>
          </table:table-cell>
          <table:table-cell office:value-type="string">
            <text:p>INVESTIGACIÓN DE MERCADOS Y REALIZACIÓN DE ENCUESTAS DE OPINIÓN PÚBLICA</text:p>
          </table:table-cell>
          <table:table-cell table:number-columns-repeated="2"/>
        </table:table-row>
        <table:table-row table:style-name="ro1">
          <table:table-cell office:value-type="float" office:value="741400">
            <text:p>741400</text:p>
          </table:table-cell>
          <table:table-cell office:value-type="string">
            <text:p>ACTIVIDADES DE ASESORAMIENTO EMPRESARIAL Y EN MATERIA DE GESTIÓ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2110">
            <text:p>742110</text:p>
          </table:table-cell>
          <table:table-cell office:value-type="string">
            <text:p>SERVICIOS DE ARQUITECTURA Y TÉCNICO RELACIONA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2121">
            <text:p>742121</text:p>
          </table:table-cell>
          <table:table-cell office:value-type="string">
            <text:p>EMPRESAS DE SERVICIOS GEOLÓGICOS Y DE PROSPEC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2122">
            <text:p>742122</text:p>
          </table:table-cell>
          <table:table-cell office:value-type="string">
            <text:p>SERVICIOS PROFESIONALES EN GEOLOGÍA Y PROSPECCIÓ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2131">
            <text:p>742131</text:p>
          </table:table-cell>
          <table:table-cell office:value-type="string">
            <text:p>EMPRESAS DE SERVICIOS DE TOPOGRAFÍA Y AGRIMENSUR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2132">
            <text:p>742132</text:p>
          </table:table-cell>
          <table:table-cell office:value-type="string">
            <text:p>SERVICIOS PROFESIONALES DE TOPOGRAFÍA Y AGRIMENSUR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2141">
            <text:p>742141</text:p>
          </table:table-cell>
          <table:table-cell office:value-type="string">
            <text:p>SERVICIOS DE INGENIERÍA PRESTADOS POR EMPRESA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2142">
            <text:p>742142</text:p>
          </table:table-cell>
          <table:table-cell office:value-type="string">
            <text:p>SERVICIOS DE INGENIERÍA PRESTADOS POR PROFESIONALES N.C.P.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2190">
            <text:p>742190</text:p>
          </table:table-cell>
          <table:table-cell office:value-type="string">
            <text:p>OTROS SERVICIOS DESARROLLADOS POR PROFESIONAL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2210">
            <text:p>742210</text:p>
          </table:table-cell>
          <table:table-cell office:value-type="string">
            <text:p>SERVICIO DE REVISIÓN TÉCNICA DE VEHÍCULOS AUTOMOTO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2290">
            <text:p>742290</text:p>
          </table:table-cell>
          <table:table-cell office:value-type="string">
            <text:p>OTROS SERVICIOS DE ENSAYOS Y ANALISIS TÉCNIC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3001">
            <text:p>743001</text:p>
          </table:table-cell>
          <table:table-cell office:value-type="string">
            <text:p>EMPRESAS DE PUBLICIDA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3002">
            <text:p>743002</text:p>
          </table:table-cell>
          <table:table-cell office:value-type="string">
            <text:p>SERVICIOS PERSONALES EN PUBLICID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9110">
            <text:p>749110</text:p>
          </table:table-cell>
          <table:table-cell office:value-type="string">
            <text:p>SERVICIOS SUMINISTRO DE PERSONAL; EMPRESAS SERVICIOS TRANSITORI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9190">
            <text:p>749190</text:p>
          </table:table-cell>
          <table:table-cell office:value-type="string">
            <text:p>SERVICIOS DE RECLUTAMIENTO DE PERSON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9210">
            <text:p>749210</text:p>
          </table:table-cell>
          <table:table-cell office:value-type="string">
            <text:p>ACTIVIDADES DE INVESTIGACIÓN</text:p>
          </table:table-cell>
          <table:table-cell table:number-columns-repeated="2"/>
        </table:table-row>
        <table:table-row table:style-name="ro1">
          <table:table-cell office:value-type="float" office:value="749221">
            <text:p>749221</text:p>
          </table:table-cell>
          <table:table-cell office:value-type="string">
            <text:p>SERVICIOS INTEGRALES DE SEGURIDA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9222">
            <text:p>749222</text:p>
          </table:table-cell>
          <table:table-cell office:value-type="string">
            <text:p>TRANSPORTE DE VALO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9229">
            <text:p>749229</text:p>
          </table:table-cell>
          <table:table-cell office:value-type="string">
            <text:p>SERVICIOS PERSONALES RELACIONADOS CON SEGURID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9310">
            <text:p>749310</text:p>
          </table:table-cell>
          <table:table-cell office:value-type="string">
            <text:p>EMPRESAS DE LIMPIEZA DE EDIFICIOS RESIDENCIALES Y NO RESIDENCI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9320">
            <text:p>749320</text:p>
          </table:table-cell>
          <table:table-cell office:value-type="string">
            <text:p>DESRATIZACIÓN Y FUMIGACIÓN NO AGRÍCOL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9401">
            <text:p>749401</text:p>
          </table:table-cell>
          <table:table-cell office:value-type="string">
            <text:p>SERVICIOS DE REVELADO, IMPRESIÓN, AMPLIACIÓN DE FOTOGRAFÍ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9402">
            <text:p>749402</text:p>
          </table:table-cell>
          <table:table-cell office:value-type="string">
            <text:p>ACTIVIDADES DE FOTOGRAFÍA PUBLICITARIA</text:p>
          </table:table-cell>
          <table:table-cell table:number-columns-repeated="2"/>
        </table:table-row>
        <table:table-row table:style-name="ro1">
          <table:table-cell office:value-type="float" office:value="749409">
            <text:p>749409</text:p>
          </table:table-cell>
          <table:table-cell office:value-type="string">
            <text:p>SERVICIOS PERSONALES DE FOTOGRAFÍ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9500">
            <text:p>749500</text:p>
          </table:table-cell>
          <table:table-cell office:value-type="string">
            <text:p>SERVICIOS DE ENVASADO Y EMPAQU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9911">
            <text:p>749911</text:p>
          </table:table-cell>
          <table:table-cell office:value-type="string">
            <text:p>SERVICIOS DE COBRANZA DE CUENT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9912">
            <text:p>749912</text:p>
          </table:table-cell>
          <table:table-cell office:value-type="string">
            <text:p>EVALUACIÓN Y CALIFICACIÓN DEL GRADO DE SOLVENCI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9913">
            <text:p>749913</text:p>
          </table:table-cell>
          <table:table-cell office:value-type="string">
            <text:p>ASESORÍAS EN LA GESTIÓN DE LA COMPRA O VENTA DE PEQUENAS Y MEDIANAS EMPRES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9921">
            <text:p>749921</text:p>
          </table:table-cell>
          <table:table-cell office:value-type="string">
            <text:p>DISENADORES DE VESTUARIO</text:p>
          </table:table-cell>
          <table:table-cell table:number-columns-repeated="2"/>
        </table:table-row>
        <table:table-row table:style-name="ro1">
          <table:table-cell office:value-type="float" office:value="749922">
            <text:p>749922</text:p>
          </table:table-cell>
          <table:table-cell office:value-type="string">
            <text:p>DISENADORES DE INTERIORES</text:p>
          </table:table-cell>
          <table:table-cell table:number-columns-repeated="2"/>
        </table:table-row>
        <table:table-row table:style-name="ro1">
          <table:table-cell office:value-type="float" office:value="749929">
            <text:p>749929</text:p>
          </table:table-cell>
          <table:table-cell office:value-type="string">
            <text:p>OTROS DISENADORES N.C.P.</text:p>
          </table:table-cell>
          <table:table-cell table:number-columns-repeated="2"/>
        </table:table-row>
        <table:table-row table:style-name="ro1">
          <table:table-cell office:value-type="float" office:value="749931">
            <text:p>749931</text:p>
          </table:table-cell>
          <table:table-cell office:value-type="string">
            <text:p>EMPRESAS DE TAQUIGRAFÍA, REPRODUCCIÓN, DESPACHO DE CORRESPONDENCIA, Y OTRAS LABORES DE OFICIN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9932">
            <text:p>749932</text:p>
          </table:table-cell>
          <table:table-cell office:value-type="string">
            <text:p>SERVICIOS PERSONALES DE TRADUCCIÓN, INTERPRETACIÓN Y LABORES DE OFICI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49933">
            <text:p>749933</text:p>
          </table:table-cell>
          <table:table-cell office:value-type="string">
            <text:p>EMPRESAS DE TRADUCCIÓN E INTERPRETACIÓN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9934">
            <text:p>749934</text:p>
          </table:table-cell>
          <table:table-cell office:value-type="string">
            <text:p>SERVICIOS DE FOTOCOPI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9940">
            <text:p>749940</text:p>
          </table:table-cell>
          <table:table-cell office:value-type="string">
            <text:p>AGENCIAS DE CONTRATACIÓN DE ACTO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9950">
            <text:p>749950</text:p>
          </table:table-cell>
          <table:table-cell office:value-type="string">
            <text:p>ACTIVIDADES DE SUBASTA (MARTILLEROS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9961">
            <text:p>749961</text:p>
          </table:table-cell>
          <table:table-cell office:value-type="string">
            <text:p>GALERÍAS DE ART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9962">
            <text:p>749962</text:p>
          </table:table-cell>
          <table:table-cell office:value-type="string">
            <text:p>FERIAS DE EXPOSICIONES CON FINES EMPRESARIAL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9970">
            <text:p>749970</text:p>
          </table:table-cell>
          <table:table-cell office:value-type="string">
            <text:p>SERVICIOS DE CONTESTACIÓN DE LLAMADAS (CALL CENTER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49990">
            <text:p>749990</text:p>
          </table:table-cell>
          <table:table-cell office:value-type="string">
            <text:p>OTRAS ACTIVIDADES EMPRESARIALES N.C.P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51110">
            <text:p>751110</text:p>
          </table:table-cell>
          <table:table-cell office:value-type="string">
            <text:p>GOBIERNO CENTRAL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1120">
            <text:p>751120</text:p>
          </table:table-cell>
          <table:table-cell office:value-type="string">
            <text:p>MUNICIPALIDAD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1200">
            <text:p>751200</text:p>
          </table:table-cell>
          <table:table-cell office:value-type="string">
            <text:p>ACTIVIDADES DEL PODER JUDICIAL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1300">
            <text:p>751300</text:p>
          </table:table-cell>
          <table:table-cell office:value-type="string">
            <text:p>ACTIVIDADES DEL PODER LEGISLATIV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2100">
            <text:p>752100</text:p>
          </table:table-cell>
          <table:table-cell office:value-type="string">
            <text:p>RELACIONES EXTERIOR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2200">
            <text:p>752200</text:p>
          </table:table-cell>
          <table:table-cell office:value-type="string">
            <text:p>ACTIVIDADES DE DEFENS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2300">
            <text:p>752300</text:p>
          </table:table-cell>
          <table:table-cell office:value-type="string">
            <text:p>ACTIVIDADES DE MANTENIMIENTO DEL ORDEN PÚBLICO Y DE SEGURIDA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3010">
            <text:p>753010</text:p>
          </table:table-cell>
          <table:table-cell office:value-type="string">
            <text:p>ACTIVIDADES DE PLANES DE SEGURIDAD SOCIAL DE AFILIACIÓN OBLIGATORIA RELACIONADOS CON SALU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3020">
            <text:p>753020</text:p>
          </table:table-cell>
          <table:table-cell office:value-type="string">
            <text:p>CAJAS DE COMPENSACI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3090">
            <text:p>753090</text:p>
          </table:table-cell>
          <table:table-cell office:value-type="string">
            <text:p>OTRAS ACTIVIDADES DE PLANES DE SEGURIDAD SOCIAL DE AFILIACIÓN OBLIGATORI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1010">
            <text:p>801010</text:p>
          </table:table-cell>
          <table:table-cell office:value-type="string">
            <text:p>ESTABLECIMIENTOS DE ENSEÑANZA PREESCO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01020">
            <text:p>801020</text:p>
          </table:table-cell>
          <table:table-cell office:value-type="string">
            <text:p>ESTABLECIMIENTOS DE ENSEÑANZA PRIMARI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02100">
            <text:p>802100</text:p>
          </table:table-cell>
          <table:table-cell office:value-type="string">
            <text:p>ESTABLECIMIENTOS DE ENSEÑANZA SECUNDARIA DE FORMACIÓN GENER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02200">
            <text:p>802200</text:p>
          </table:table-cell>
          <table:table-cell office:value-type="string">
            <text:p>ESTABLECIMIENTOS DE ENSEÑANZA SECUNDARIA DE FORMACIÓN TÉCNICA Y PROFESIONAL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03010">
            <text:p>803010</text:p>
          </table:table-cell>
          <table:table-cell office:value-type="string">
            <text:p>UNIVERSIDAD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03020">
            <text:p>803020</text:p>
          </table:table-cell>
          <table:table-cell office:value-type="string">
            <text:p>INSTITUTOS PROFESIONAL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03030">
            <text:p>803030</text:p>
          </table:table-cell>
          <table:table-cell office:value-type="string">
            <text:p>CENTROS DE FORMACIÓN TÉCNIC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09010">
            <text:p>809010</text:p>
          </table:table-cell>
          <table:table-cell office:value-type="string">
            <text:p>ESTABLECIMIENTOS DE ENSEÑANZA PRIMARIA Y SECUNDARIA PARA ADULT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09020">
            <text:p>809020</text:p>
          </table:table-cell>
          <table:table-cell office:value-type="string">
            <text:p>ESTABLECIMIENTOS DE ENSEÑANZA PREUNIVERSITARI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09030">
            <text:p>809030</text:p>
          </table:table-cell>
          <table:table-cell office:value-type="string">
            <text:p>EDUCACIÓN EXTRAESCOLAR (ESCUELA DE CONDUCCIÓN, MÚSICA, MODELAJE, ETC.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09041">
            <text:p>809041</text:p>
          </table:table-cell>
          <table:table-cell office:value-type="string">
            <text:p>EDUCACIÓN A DISTANCIA (INTERNET, CORRESPONDENCIA, OTRAS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9049">
            <text:p>809049</text:p>
          </table:table-cell>
          <table:table-cell office:value-type="string">
            <text:p>SERVICIOS PERSONALES DE EDUCACIÓ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1110">
            <text:p>851110</text:p>
          </table:table-cell>
          <table:table-cell office:value-type="string">
            <text:p>HOSPITALES Y CLÍNIC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51120">
            <text:p>851120</text:p>
          </table:table-cell>
          <table:table-cell office:value-type="string">
            <text:p>CLÍNICAS PSIQUIATRICAS, CENTROS DE REHABILITACIÓN, ASILOS Y CLÍNICAS DE REPOS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51211">
            <text:p>851211</text:p>
          </table:table-cell>
          <table:table-cell office:value-type="string">
            <text:p>SERVICIOS DE MÉDICOS EN FORMA INDEPENDIE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1212">
            <text:p>851212</text:p>
          </table:table-cell>
          <table:table-cell office:value-type="string">
            <text:p>ESTABLECIMIENTOS MÉDICOS DE ATENCIÓN AMBULATORIA (CENTROS MÉDICOS)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1221">
            <text:p>851221</text:p>
          </table:table-cell>
          <table:table-cell office:value-type="string">
            <text:p>SERVICIOS DE ODONTÓLOGOS EN FORMA INDEPENDIE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1222">
            <text:p>851222</text:p>
          </table:table-cell>
          <table:table-cell office:value-type="string">
            <text:p>CENTROS DE ATENCIÓN ODONTOLÓGIC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1910">
            <text:p>851910</text:p>
          </table:table-cell>
          <table:table-cell office:value-type="string">
            <text:p>LABORATORIOS CLÍNICOS; INCLUYE BANCOS DE SANGR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1920">
            <text:p>851920</text:p>
          </table:table-cell>
          <table:table-cell office:value-type="string">
            <text:p>OTROS PROFESIONALES DE LA SALU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1990">
            <text:p>851990</text:p>
          </table:table-cell>
          <table:table-cell office:value-type="string">
            <text:p>OTRAS ACTIVIDADES EMPRESARIALES RELACIONADAS CON LA SALUD HUMANA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2010">
            <text:p>852010</text:p>
          </table:table-cell>
          <table:table-cell office:value-type="string">
            <text:p>ACTIVIDADES DE CLÍNICAS VETERINARI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2021">
            <text:p>852021</text:p>
          </table:table-cell>
          <table:table-cell office:value-type="string">
            <text:p>SERVICIOS DE MÉDICOS VETERINARIOS EN FORMA INDEPENDIE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2029">
            <text:p>852029</text:p>
          </table:table-cell>
          <table:table-cell office:value-type="string">
            <text:p>SERVICIOS DE OTROS PROFESIONALES INDEPENDIENTES EN EL ÁREA VETERINARI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53100">
            <text:p>853100</text:p>
          </table:table-cell>
          <table:table-cell office:value-type="string">
            <text:p>SERVICIOS SOCIALES CON ALOJAMIENT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3200">
            <text:p>853200</text:p>
          </table:table-cell>
          <table:table-cell office:value-type="string">
            <text:p>SERVICIOS SOCIALES SIN ALOJAMIENT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0010">
            <text:p>900010</text:p>
          </table:table-cell>
          <table:table-cell office:value-type="string">
            <text:p>SERVICIOS DE VERTEDER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00020">
            <text:p>900020</text:p>
          </table:table-cell>
          <table:table-cell office:value-type="string">
            <text:p>BARRIDO DE EXTERIO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00030">
            <text:p>900030</text:p>
          </table:table-cell>
          <table:table-cell office:value-type="string">
            <text:p>RECOGIDA Y ELIMINACIÓN DE DESECH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00040">
            <text:p>900040</text:p>
          </table:table-cell>
          <table:table-cell office:value-type="string">
            <text:p>SERVICIOS DE EVACUACIÓN DE RILES Y AGUAS SERVID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00050">
            <text:p>900050</text:p>
          </table:table-cell>
          <table:table-cell office:value-type="string">
            <text:p>SERVICIOS DE TRATAMIENTO DE RILES Y AGUAS SERVID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00090">
            <text:p>900090</text:p>
          </table:table-cell>
          <table:table-cell office:value-type="string">
            <text:p>OTRAS ACTIVIDADES DE MANEJO DE DESPERDICI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11100">
            <text:p>911100</text:p>
          </table:table-cell>
          <table:table-cell office:value-type="string">
            <text:p>ACTIVIDADES DE ORGANIZACIONES EMPRESARIALES Y DE EMPLEADOR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1210">
            <text:p>911210</text:p>
          </table:table-cell>
          <table:table-cell office:value-type="string">
            <text:p>COLEGIOS PROFESIONAL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1290">
            <text:p>911290</text:p>
          </table:table-cell>
          <table:table-cell office:value-type="string">
            <text:p>ACTIVIDADES DE OTRAS ORGANIZACIONES PROFESIONAL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2000">
            <text:p>912000</text:p>
          </table:table-cell>
          <table:table-cell office:value-type="string">
            <text:p>ACTIVIDADES DE SINDICAT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9100">
            <text:p>919100</text:p>
          </table:table-cell>
          <table:table-cell office:value-type="string">
            <text:p>ACTIVIDADES DE ORGANIZACIONES RELIGIOS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9200">
            <text:p>919200</text:p>
          </table:table-cell>
          <table:table-cell office:value-type="string">
            <text:p>ACTIVIDADES DE ORGANIZACIONES POLÍTIC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9910">
            <text:p>919910</text:p>
          </table:table-cell>
          <table:table-cell office:value-type="string">
            <text:p>CENTROS DE MADRES Y UNIDADES VECINALES Y COMUNAL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9920">
            <text:p>919920</text:p>
          </table:table-cell>
          <table:table-cell office:value-type="string">
            <text:p>CLUBES SOCIAL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9930">
            <text:p>919930</text:p>
          </table:table-cell>
          <table:table-cell office:value-type="string">
            <text:p>SERVICIOS DE INSTITUTOS DE ESTUDIOS, FUNDACIONES, CORPORACIONES DE DESARROLLO (EDUCACIÓN, SALUD)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9990">
            <text:p>919990</text:p>
          </table:table-cell>
          <table:table-cell office:value-type="string">
            <text:p>ACTIVIDADES DE OTRAS ASOCIACIONES N.C.P.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1110">
            <text:p>921110</text:p>
          </table:table-cell>
          <table:table-cell office:value-type="string">
            <text:p>PRODUCCIÓN DE PELÍCULAS CINEMATOGRÁFIC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1120">
            <text:p>921120</text:p>
          </table:table-cell>
          <table:table-cell office:value-type="string">
            <text:p>DISTRIBUIDORA CINEMATOGRÁFIC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21200">
            <text:p>921200</text:p>
          </table:table-cell>
          <table:table-cell office:value-type="string">
            <text:p>EXHIBICIÓN DE FILMES Y VIDEOCINT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21310">
            <text:p>921310</text:p>
          </table:table-cell>
          <table:table-cell office:value-type="string">
            <text:p>ACTIVIDADES DE TELEVISIÓN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1320">
            <text:p>921320</text:p>
          </table:table-cell>
          <table:table-cell office:value-type="string">
            <text:p>ACTIVIDADES DE RADI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1411">
            <text:p>921411</text:p>
          </table:table-cell>
          <table:table-cell office:value-type="string">
            <text:p>SERVICIOS DE PRODUCCIÓN DE RECITALES Y OTROS EVENTOS MUSICALES MASIV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1419">
            <text:p>921419</text:p>
          </table:table-cell>
          <table:table-cell office:value-type="string">
            <text:p>SERVICIOS DE PRODUCCIÓN TEATRAL Y OTROS N.C.P.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1420">
            <text:p>921420</text:p>
          </table:table-cell>
          <table:table-cell office:value-type="string">
            <text:p>ACTIVIDADES EMPRESARIALES DE ARTIST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21430">
            <text:p>921430</text:p>
          </table:table-cell>
          <table:table-cell office:value-type="string">
            <text:p>ACTIVIDADES ARTÍSTICAS; FUNCIONES DE ARTISTAS, ACTORES, MÚSICOS, CONFERENCISTAS, OTR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1490">
            <text:p>921490</text:p>
          </table:table-cell>
          <table:table-cell office:value-type="string">
            <text:p>AGENCIAS DE VENTA DE BILLETES DE TEATRO, SALAS DE CONCIERTO Y DE TEATRO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1911">
            <text:p>921911</text:p>
          </table:table-cell>
          <table:table-cell office:value-type="string">
            <text:p>INSTRUCTORES DE DANZ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1912">
            <text:p>921912</text:p>
          </table:table-cell>
          <table:table-cell office:value-type="string">
            <text:p>ACTIVIDADES DE DISCOTECAS, CABARET, SALAS DE BAILE Y SIMILA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21920">
            <text:p>921920</text:p>
          </table:table-cell>
          <table:table-cell office:value-type="string">
            <text:p>ACTIVIDADES DE PARQUES DE ATRACCIONES Y CENTROS SIMILA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21930">
            <text:p>921930</text:p>
          </table:table-cell>
          <table:table-cell office:value-type="string">
            <text:p>ESPECTÁCULOS CIRCENSES, DE TÍTERES U OTROS SIMILAR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21990">
            <text:p>921990</text:p>
          </table:table-cell>
          <table:table-cell office:value-type="string">
            <text:p>OTRAS ACTIVIDADES DE ENTRETENIMIENTO N.C.P.</text:p>
          </table:table-cell>
          <table:table-cell table:number-columns-repeated="2"/>
        </table:table-row>
        <table:table-row table:style-name="ro1">
          <table:table-cell office:value-type="float" office:value="922001">
            <text:p>922001</text:p>
          </table:table-cell>
          <table:table-cell office:value-type="string">
            <text:p>AGENCIAS DE NOTICI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2002">
            <text:p>922002</text:p>
          </table:table-cell>
          <table:table-cell office:value-type="string">
            <text:p>SERVICIOS PERIODÍSTICOS PRESTADO POR PROFESIONAL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3100">
            <text:p>923100</text:p>
          </table:table-cell>
          <table:table-cell office:value-type="string">
            <text:p>ACTIVIDADES DE BIBLIOTECAS Y ARCHIV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3200">
            <text:p>923200</text:p>
          </table:table-cell>
          <table:table-cell office:value-type="string">
            <text:p>ACTIVIDADES DE MUSEOS Y PRESERVACIÓN DE LUGARES Y EDIFICIOS HISTÓRIC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3300">
            <text:p>923300</text:p>
          </table:table-cell>
          <table:table-cell office:value-type="string">
            <text:p>ACTIVIDADES DE JARDINES BOTÁNICOS Y ZOOLÓGICOS Y DE PARQUES NACIONALE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4110">
            <text:p>924110</text:p>
          </table:table-cell>
          <table:table-cell office:value-type="string">
            <text:p>EXPLOTACIÓN DE INSTALACIONES ESPECIALIZADAS PARA LAS PRACTICAS DEPORTIVA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4120">
            <text:p>924120</text:p>
          </table:table-cell>
          <table:table-cell office:value-type="string">
            <text:p>ACTIVIDADES DE CLUBES DE DEPORTES Y ESTADI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4131">
            <text:p>924131</text:p>
          </table:table-cell>
          <table:table-cell office:value-type="string">
            <text:p>FUTBOL PROFESIONAL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4132">
            <text:p>924132</text:p>
          </table:table-cell>
          <table:table-cell office:value-type="string">
            <text:p>FUTBOL AMATEU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4140">
            <text:p>924140</text:p>
          </table:table-cell>
          <table:table-cell office:value-type="string">
            <text:p>HIPÓDROM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24150">
            <text:p>924150</text:p>
          </table:table-cell>
          <table:table-cell office:value-type="string">
            <text:p>PROMOCIÓN Y ORGANIZACIÓN DE ESPECTÁCULOS DEPORTIVO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4160">
            <text:p>924160</text:p>
          </table:table-cell>
          <table:table-cell office:value-type="string">
            <text:p>ESCUELAS PARA DEPORTE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24190">
            <text:p>924190</text:p>
          </table:table-cell>
          <table:table-cell office:value-type="string">
            <text:p>OTRAS ACTIVIDADES RELACIONADAS AL DEPORTE N.C.P.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4910">
            <text:p>924910</text:p>
          </table:table-cell>
          <table:table-cell office:value-type="string">
            <text:p>SISTEMAS DE JUEGOS DE AZAR MASIVOS.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24920">
            <text:p>924920</text:p>
          </table:table-cell>
          <table:table-cell office:value-type="string">
            <text:p>ACTIVIDADES DE CASINO DE JUEG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24930">
            <text:p>924930</text:p>
          </table:table-cell>
          <table:table-cell office:value-type="string">
            <text:p>SALAS DE BILLAR, BOWLING, POOL Y JUEGOS ELECTRÓNIC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24940">
            <text:p>924940</text:p>
          </table:table-cell>
          <table:table-cell office:value-type="string">
            <text:p>CONTRATACIÓN DE ACTORES PARA CINE, TV, Y TEATR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24990">
            <text:p>924990</text:p>
          </table:table-cell>
          <table:table-cell office:value-type="string">
            <text:p>OTROS SERVICIOS DE DIVERSIÓN Y ESPARCIMIENTOS N.C.P.</text:p>
          </table:table-cell>
          <table:table-cell table:number-columns-repeated="2"/>
        </table:table-row>
        <table:table-row table:style-name="ro1">
          <table:table-cell office:value-type="float" office:value="930100">
            <text:p>930100</text:p>
          </table:table-cell>
          <table:table-cell office:value-type="string">
            <text:p>LAVADO Y LIMPIEZA DE PRENDAS DE TELA Y DE PIEL, INCLUSO LAS LIMPIEZAS EN SEC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30200">
            <text:p>930200</text:p>
          </table:table-cell>
          <table:table-cell office:value-type="string">
            <text:p>PELUQUERÍAS Y SALONES DE BELLEZA</text:p>
          </table:table-cell>
          <table:table-cell table:number-columns-repeated="2"/>
        </table:table-row>
        <table:table-row table:style-name="ro1">
          <table:table-cell office:value-type="float" office:value="930310">
            <text:p>930310</text:p>
          </table:table-cell>
          <table:table-cell office:value-type="string">
            <text:p>SERVICIOS FUNERARI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30320">
            <text:p>930320</text:p>
          </table:table-cell>
          <table:table-cell office:value-type="string">
            <text:p>SERVICIOS EN CEMENTERIO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30330">
            <text:p>930330</text:p>
          </table:table-cell>
          <table:table-cell office:value-type="string">
            <text:p>SERVICIOS DE CARROZAS FÚNEBRES (TRANSPORTE DE CADÁVERES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30390">
            <text:p>930390</text:p>
          </table:table-cell>
          <table:table-cell office:value-type="string">
            <text:p>OTRAS ACTIVIDADES DE SERVICIOS FUNERARIOS Y OTRAS ACTIVIDADES CONEXAS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30910">
            <text:p>930910</text:p>
          </table:table-cell>
          <table:table-cell office:value-type="string">
            <text:p>ACTIVIDADES DE MANTENIMIENTO FÍSICO CORPORAL (BAÑOS, TURCOS, SAUNAS)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30990">
            <text:p>930990</text:p>
          </table:table-cell>
          <table:table-cell office:value-type="string">
            <text:p>OTRAS ACTIVIDADES DE SERVICIOS PERSONALES N.C.P.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0001">
            <text:p>950001</text:p>
          </table:table-cell>
          <table:table-cell office:value-type="string">
            <text:p>HOGARES PRIVADOS INDIVIDUALES CON SERVICIO DOMÉSTICO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0002">
            <text:p>950002</text:p>
          </table:table-cell>
          <table:table-cell office:value-type="string">
            <text:p>CONSEJO DE ADMINISTRACIÓN DE EDIFICIOS Y CONDOMINI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0000">
            <text:p>990000</text:p>
          </table:table-cell>
          <table:table-cell office:value-type="string">
            <text:p>ORGANIZACIONES Y ÓRGANOS EXTRATERRITORIALES</text:p>
          </table:table-cell>
          <table:table-cell/>
          <table:table-cell office:value-type="float" office:value="1">
            <text:p>1</text:p>
          </table:table-cell>
        </table:table-row>
      </table:table>
      <table:named-expressions>
        <table:named-expression table:name="1" table:base-cell-address="$actividad_economica.$A$1" table:expression="#REF!"/>
        <table:named-expression table:name="10" table:base-cell-address="$actividad_economica.$A$557" table:expression="#REF!"/>
        <table:named-expression table:name="11" table:base-cell-address="$actividad_economica.$A$610" table:expression="#REF!"/>
        <table:named-expression table:name="12" table:base-cell-address="$actividad_economica.$A$652" table:expression="#REF!"/>
        <table:named-expression table:name="13" table:base-cell-address="$actividad_economica.$A$734" table:expression="#REF!"/>
        <table:named-expression table:name="14" table:base-cell-address="$actividad_economica.$A$747" table:expression="#REF!"/>
        <table:named-expression table:name="15" table:base-cell-address="$actividad_economica.$A$761" table:expression="#REF!"/>
        <table:named-expression table:name="16" table:base-cell-address="$actividad_economica.$A$779" table:expression="#REF!"/>
        <table:named-expression table:name="17" table:base-cell-address="$actividad_economica.$A$845" table:expression="#REF!"/>
        <table:named-expression table:name="18" table:base-cell-address="$actividad_economica.$A$849" table:expression="#REF!"/>
        <table:named-expression table:name="2" table:base-cell-address="$actividad_economica.$A$75" table:expression="#REF!"/>
        <table:named-expression table:name="3" table:base-cell-address="$actividad_economica.$A$88" table:expression="#REF!"/>
        <table:named-expression table:name="4" table:base-cell-address="$actividad_economica.$A$108" table:expression="#REF!"/>
        <table:named-expression table:name="5" table:base-cell-address="$actividad_economica.$A$247" table:expression="#REF!"/>
        <table:named-expression table:name="6" table:base-cell-address="$actividad_economica.$A$381" table:expression="#REF!"/>
        <table:named-expression table:name="7" table:base-cell-address="$actividad_economica.$A$395" table:expression="#REF!"/>
        <table:named-expression table:name="8" table:base-cell-address="$actividad_economica.$A$404" table:expression="#REF!"/>
        <table:named-expression table:name="9" table:base-cell-address="$actividad_economica.$A$544" table:expression="#REF!"/>
      </table:named-expressions>
      <table:database-ranges>
        <table:database-range table:name="__Anonymous_Sheet_DB__0" table:target-range-address="actividad_economica.A1:actividad_economica.D7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CL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6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De La Fuente</meta:initial-creator>
    <meta:creation-date>2012-01-16T17:34:04</meta:creation-date>
    <dc:date>2014-02-13T14:27:17</dc:date>
    <dc:creator>Esteban De La Fuente Rubio</dc:creator>
    <meta:editing-duration>PT14M8S</meta:editing-duration>
    <meta:editing-cycles>12</meta:editing-cycles>
    <meta:generator>LibreOffice/3.5$Linux_X86_64 LibreOffice_project/350m1$Build-2</meta:generator>
    <meta:document-statistic meta:table-count="1" meta:cell-count="2710" meta:object-count="0"/>
  </office:meta>
</office:document-meta>
</file>